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5813in" fo:margin-left="-0.0521in" table:align="left" style:writing-mode="lr-tb"/>
    </style:style>
    <style:style style:name="Table1.A" style:family="table-column">
      <style:table-column-properties style:column-width="0.3444in"/>
    </style:style>
    <style:style style:name="Table1.B" style:family="table-column">
      <style:table-column-properties style:column-width="0.5903in"/>
    </style:style>
    <style:style style:name="Table1.C" style:family="table-column">
      <style:table-column-properties style:column-width="0.0986in"/>
    </style:style>
    <style:style style:name="Table1.D" style:family="table-column">
      <style:table-column-properties style:column-width="0.4618in"/>
    </style:style>
    <style:style style:name="Table1.E" style:family="table-column">
      <style:table-column-properties style:column-width="0.0306in"/>
    </style:style>
    <style:style style:name="Table1.F" style:family="table-column">
      <style:table-column-properties style:column-width="0.0979in"/>
    </style:style>
    <style:style style:name="Table1.G" style:family="table-column">
      <style:table-column-properties style:column-width="0.4924in"/>
    </style:style>
    <style:style style:name="Table1.L" style:family="table-column">
      <style:table-column-properties style:column-width="0.591in"/>
    </style:style>
    <style:style style:name="Table1.O" style:family="table-column">
      <style:table-column-properties style:column-width="0.2951in"/>
    </style:style>
    <style:style style:name="Table1.Q" style:family="table-column">
      <style:table-column-properties style:column-width="0.3938in"/>
    </style:style>
    <style:style style:name="Table1.R" style:family="table-column">
      <style:table-column-properties style:column-width="0.7875in"/>
    </style:style>
    <style:style style:name="Table1.T" style:family="table-column">
      <style:table-column-properties style:column-width="0.6347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A2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le1.Q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le1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Q3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4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Q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H33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none" style:writing-mode="lr-tb"/>
    </style:style>
    <style:style style:name="Table1.L33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1.P3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none" style:writing-mode="lr-tb"/>
    </style:style>
    <style:style style:name="Table1.A34" style:family="table-cell">
      <style:table-cell-properties style:vertical-align="middle" fo:padding-left="0.0486in" fo:padding-right="0.0486in" fo:padding-top="0in" fo:padding-bottom="0in" fo:border="none" style:writing-mode="lr-tb"/>
    </style:style>
    <style:style style:name="Table1.P3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1.35" style:family="table-row">
      <style:table-row-properties style:min-row-height="0.2569in" fo:keep-together="always"/>
    </style:style>
    <style:style style:name="Table1.P35" style:family="table-cell">
      <style:table-cell-properties style:vertical-align="middle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2" style:family="table">
      <style:table-properties style:width="7.5368in" fo:margin-left="-0.0521in" table:align="left" style:writing-mode="lr-tb"/>
    </style:style>
    <style:style style:name="Table2.A" style:family="table-column">
      <style:table-column-properties style:column-width="0.8361in"/>
    </style:style>
    <style:style style:name="Table2.B" style:family="table-column">
      <style:table-column-properties style:column-width="1.7222in"/>
    </style:style>
    <style:style style:name="Table2.C" style:family="table-column">
      <style:table-column-properties style:column-width="0.6396in"/>
    </style:style>
    <style:style style:name="Table2.D" style:family="table-column">
      <style:table-column-properties style:column-width="1.2792in"/>
    </style:style>
    <style:style style:name="Table2.E" style:family="table-column">
      <style:table-column-properties style:column-width="0.3194in"/>
    </style:style>
    <style:style style:name="Table2.F" style:family="table-column">
      <style:table-column-properties style:column-width="0.3201in"/>
    </style:style>
    <style:style style:name="Table2.G" style:family="table-column">
      <style:table-column-properties style:column-width="0.1493in"/>
    </style:style>
    <style:style style:name="Table2.H" style:family="table-column">
      <style:table-column-properties style:column-width="0.4903in"/>
    </style:style>
    <style:style style:name="Table2.I" style:family="table-column">
      <style:table-column-properties style:column-width="0.2472in"/>
    </style:style>
    <style:style style:name="Table2.K" style:family="table-column">
      <style:table-column-properties style:column-width="0.3924in"/>
    </style:style>
    <style:style style:name="Table2.L" style:family="table-column">
      <style:table-column-properties style:column-width="0.8868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2.G4" style:family="table-cell">
      <style:table-cell-properties style:vertical-align="middle" fo:background-color="#f2f2f2" fo:padding-left="0.0486in" fo:padding-right="0.0486in" fo:padding-top="0in" fo:padding-bottom="0in" fo:border-left="0.5pt solid #000000" fo:border-right="none" fo:border-top="0.5pt solid #000000" fo:border-bottom="none" style:writing-mode="lr-tb">
        <style:background-image/>
      </style:table-cell-properties>
    </style:style>
    <style:style style:name="Table2.K4" style:family="table-cell">
      <style:table-cell-properties style:vertical-align="middle" fo:background-color="#f2f2f2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2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E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I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L5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2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E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J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A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E7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A8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none" style:writing-mode="lr-tb"/>
    </style:style>
    <style:style style:name="Table2.D8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none" style:writing-mode="lr-tb"/>
    </style:style>
    <style:style style:name="Table2.H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2.A9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C9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" style:family="table">
      <style:table-properties style:width="7.5368in" fo:margin-left="-0.0521in" table:align="left" style:writing-mode="lr-tb"/>
    </style:style>
    <style:style style:name="Table3.A" style:family="table-column">
      <style:table-column-properties style:column-width="1.2299in"/>
    </style:style>
    <style:style style:name="Table3.B" style:family="table-column">
      <style:table-column-properties style:column-width="0.3938in"/>
    </style:style>
    <style:style style:name="Table3.C" style:family="table-column">
      <style:table-column-properties style:column-width="0.4924in"/>
    </style:style>
    <style:style style:name="Table3.D" style:family="table-column">
      <style:table-column-properties style:column-width="0.7875in"/>
    </style:style>
    <style:style style:name="Table3.E" style:family="table-column">
      <style:table-column-properties style:column-width="0.8861in"/>
    </style:style>
    <style:style style:name="Table3.F" style:family="table-column">
      <style:table-column-properties style:column-width="0.984in"/>
    </style:style>
    <style:style style:name="Table3.H" style:family="table-column">
      <style:table-column-properties style:column-width="0.6889in"/>
    </style:style>
    <style:style style:name="Table3.I" style:family="table-column">
      <style:table-column-properties style:column-width="0.6896in"/>
    </style:style>
    <style:style style:name="Table3.J" style:family="table-column">
      <style:table-column-properties style:column-width="0.8924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background-color="#dfdfdf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middle" fo:background-color="#dfdfdf" fo:padding-left="0.0486in" fo:padding-right="0.0486in" fo:padding-top="0in" fo:padding-bottom="0in" fo:border-left="0.5pt solid #000000" fo:border-right="none" fo:border-top="0.5pt solid #000000" fo:border-bottom="none" style:writing-mode="lr-tb">
        <style:background-image/>
      </style:table-cell-properties>
    </style:style>
    <style:style style:name="Table3.A3" style:family="table-cell">
      <style:table-cell-properties style:vertical-align="middle" fo:background-color="#f2f2f2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J3" style:family="table-cell">
      <style:table-cell-properties style:vertical-align="middle" fo:background-color="#f2f2f2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3.A16" style:family="table-cell">
      <style:table-cell-properties style:vertical-align="middle" fo:background-color="#f2f2f2" fo:padding-left="0.0486in" fo:padding-right="0.0486in" fo:padding-top="0in" fo:padding-bottom="0in" fo:border-left="0.5pt solid #000000" fo:border-right="none" fo:border-top="0.5pt solid #000000" fo:border-bottom="none" style:writing-mode="lr-tb">
        <style:background-image/>
      </style:table-cell-properties>
    </style:style>
    <style:style style:name="Table3.J16" style:family="table-cell">
      <style:table-cell-properties style:vertical-align="middle" fo:background-color="#f2f2f2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.A18" style:family="table-cell">
      <style:table-cell-properties style:vertical-align="top" fo:background-color="#f2f2f2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F1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3.F19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F20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font-size="12pt" fo:font-weight="bold" style:font-size-asian="12pt" style:font-weight-asian="bold"/>
    </style:style>
    <style:style style:name="P3" style:family="paragraph" style:parent-style-name="Standard">
      <style:text-properties fo:font-size="12pt" fo:language="none" fo:country="none" fo:font-weight="bold" style:font-size-asian="12pt" style:language-asian="none" style:country-asian="none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2pt" fo:language="none" fo:country="none" style:font-size-asian="12pt" style:language-asian="none" style:country-asian="none"/>
    </style:style>
    <style:style style:name="P5" style:family="paragraph" style:parent-style-name="Standard">
      <style:text-properties style:font-name="Arial" fo:font-size="12pt" style:font-size-asian="12pt" style:font-name-complex="Arial"/>
    </style:style>
    <style:style style:name="P6" style:family="paragraph" style:parent-style-name="Standard">
      <style:paragraph-properties style:snap-to-layout-grid="false"/>
      <style:text-properties style:font-name="Arial" fo:font-size="12pt" style:font-size-asian="12pt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fo:language="none" fo:country="none" style:font-size-asian="12pt" style:language-asian="none" style:country-asian="none" style:font-name-complex="Arial"/>
    </style:style>
    <style:style style:name="P8" style:family="paragraph" style:parent-style-name="Standard">
      <style:text-properties style:font-name="Arial" fo:font-size="9pt" style:font-size-asian="9pt" style:font-name-complex="Arial"/>
    </style:style>
    <style:style style:name="P9" style:family="paragraph" style:parent-style-name="Standard">
      <style:paragraph-properties fo:text-align="end" style:justify-single-word="false"/>
      <style:text-properties style:font-name="Arial" fo:font-size="14pt" style:font-size-asian="14pt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size="14pt" style:font-size-asian="14pt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4pt" style:font-size-asian="14pt" style:font-name-complex="Arial"/>
    </style:style>
    <style:style style:name="P12" style:family="paragraph" style:parent-style-name="Standard">
      <style:text-properties style:font-name="Arial" fo:font-size="8pt" style:font-size-asian="8pt" style:font-name-complex="Arial"/>
    </style:style>
    <style:style style:name="P13" style:family="paragraph" style:parent-style-name="Standard">
      <style:paragraph-properties fo:text-align="end" style:justify-single-word="false"/>
      <style:text-properties style:font-name="Arial" fo:font-size="8pt" style:font-size-asian="8pt" style:font-name-complex="Ari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name-complex="Arial"/>
    </style:style>
    <style:style style:name="P16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17" style:family="paragraph" style:parent-style-name="Standard">
      <style:text-properties style:font-name="Arial" fo:font-size="11pt" style:font-size-asian="11pt" style:font-name-complex="Arial"/>
    </style:style>
    <style:style style:name="P18" style:family="paragraph" style:parent-style-name="Standard">
      <style:text-properties style:font-name="Arial" fo:font-size="11pt" fo:language="none" fo:country="none" style:font-size-asian="11pt" style:language-asian="none" style:country-asian="none" style:font-name-complex="Arial"/>
    </style:style>
    <style:style style:name="P19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20" style:family="paragraph" style:parent-style-name="Standard">
      <style:text-properties fo:font-size="14pt" fo:font-weight="bold" style:font-size-asian="14pt" style:font-weight-asian="bold"/>
    </style:style>
    <style:style style:name="P21" style:family="paragraph" style:parent-style-name="Standard">
      <style:text-properties fo:font-size="8pt" style:font-size-asian="8pt"/>
    </style:style>
    <style:style style:name="P22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23" style:family="paragraph" style:parent-style-name="Standard">
      <style:paragraph-properties style:snap-to-layout-grid="false"/>
      <style:text-properties fo:font-size="8pt" style:font-size-asian="8pt"/>
    </style:style>
    <style:style style:name="P24" style:family="paragraph" style:parent-style-name="Standard">
      <style:paragraph-properties fo:text-align="center" style:justify-single-word="false"/>
      <style:text-properties fo:font-size="8pt" fo:language="none" fo:country="none" style:font-size-asian="8pt" style:language-asian="none" style:country-asian="none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 style:snap-to-layout-grid="false"/>
    </style:style>
    <style:style style:name="P27" style:family="paragraph" style:parent-style-name="Standard">
      <style:paragraph-properties style:snap-to-layout-grid="false"/>
    </style:style>
    <style:style style:name="P28" style:family="paragraph" style:parent-style-name="Standard">
      <style:text-properties fo:font-weight="bold" style:font-weight-asian="bold"/>
    </style:style>
    <style:style style:name="P2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0" style:family="paragraph" style:parent-style-name="Standard">
      <style:text-properties fo:language="none" fo:country="none" fo:font-weight="bold" style:language-asian="none" style:country-asian="none" style:font-weight-asian="bold"/>
    </style:style>
    <style:style style:name="P31" style:family="paragraph" style:parent-style-name="Standard">
      <style:paragraph-properties fo:text-align="center" style:justify-single-word="false"/>
      <style:text-properties fo:language="none" fo:country="none" fo:font-weight="bold" style:language-asian="none" style:country-asian="none" style:font-weight-asian="bold"/>
    </style:style>
    <style:style style:name="P32" style:family="paragraph" style:parent-style-name="Standard">
      <style:paragraph-properties fo:break-before="page"/>
    </style:style>
    <style:style style:name="P33" style:family="paragraph" style:parent-style-name="Standard" style:master-page-name="Standard">
      <style:paragraph-properties style:page-number="auto"/>
    </style:style>
    <style:style style:name="P34" style:family="paragraph" style:parent-style-name="Heading_20_2">
      <style:text-properties fo:font-size="10pt" style:font-size-asian="10pt"/>
    </style:style>
    <style:style style:name="P35" style:family="paragraph" style:parent-style-name="Heading_20_1">
      <style:paragraph-properties fo:text-align="start" style:justify-single-word="false"/>
      <style:text-properties style:font-name="Times New Roman" fo:font-size="9pt" fo:font-weight="normal" style:font-size-asian="9pt" style:font-weight-asian="normal" style:font-name-complex="Times New Roman"/>
    </style:style>
    <style:style style:name="P36" style:family="paragraph" style:parent-style-name="Heading_20_1">
      <style:text-properties fo:font-size="18pt" style:font-size-asian="18pt"/>
    </style:style>
    <style:style style:name="P37" style:family="paragraph" style:parent-style-name="Heading_20_3">
      <style:text-properties fo:font-size="10pt" style:font-size-asian="10pt"/>
    </style:style>
    <style:style style:name="P38" style:family="paragraph" style:parent-style-name="Footer">
      <style:paragraph-properties fo:text-align="end" style:justify-single-word="false"/>
      <style:text-properties fo:font-size="8pt" style:font-size-asian="8pt"/>
    </style:style>
    <style:style style:name="T1" style:family="text">
      <style:text-properties style:font-name="Arial" fo:font-size="9pt" style:font-size-asian="9pt" style:font-name-complex="Ari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-asian="Arial"/>
    </style:style>
    <style:style style:name="T4" style:family="text">
      <style:text-properties fo:font-size="12pt" style:font-size-asian="12pt"/>
    </style:style>
    <style:style style:name="T5" style:family="text">
      <style:text-properties fo:font-weight="bold" style:font-weight-asian="bold"/>
    </style:style>
    <style:style style:name="T6" style:family="text">
      <style:text-properties style:text-position="super 58%"/>
    </style:style>
    <style:style style:name="T7" style:family="text">
      <style:text-properties fo:font-size="8pt" style:font-size-asian="8pt"/>
    </style:style>
    <style:style style:name="T8" style:family="text">
      <style:text-properties fo:language="none" fo:country="none" style:language-asian="none" style:country-asian="none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C"/>
        <table:table-column table:style-name="Table1.G"/>
        <table:table-column table:style-name="Table1.F"/>
        <table:table-column table:style-name="Table1.G"/>
        <table:table-column table:style-name="Table1.L"/>
        <table:table-column table:style-name="Table1.B"/>
        <table:table-column table:style-name="Table1.L"/>
        <table:table-column table:style-name="Table1.O" table:number-columns-repeated="2"/>
        <table:table-column table:style-name="Table1.Q"/>
        <table:table-column table:style-name="Table1.R"/>
        <table:table-column table:style-name="Table1.C"/>
        <table:table-column table:style-name="Table1.T"/>
        <table:table-row table:style-name="Table1.1">
          <table:table-cell table:style-name="Table1.A1" table:number-columns-spanned="19" office:value-type="string">
            <text:p text:style-name="P5">NORGES TEKNISK- NATURVITENSKAPELIGE UNIVERSITET</text:p>
            <text:p text:style-name="Standard">REGNING FOR TIME-OVERTIDSARBEID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9">P 6</text:p>
            <text:p text:style-name="P13">side 2</text:p>
          </table:table-cell>
        </table:table-row>
        <table:table-row table:style-name="Table1.1">
          <table:table-cell table:style-name="Table1.A2" table:number-columns-spanned="16" office:value-type="string">
            <text:p text:style-name="P12">De ukene regningene omfatter, skal gis </text:p>
            <text:p text:style-name="P12">nummer som tilsvarer kalenderens ukebetegnel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2" table:number-columns-spanned="4" office:value-type="string">
            <text:h text:style-name="P34" text:outline-level="2">Dagnoteringer for timer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2" office:value-type="string">
            <text:p text:style-name="P14">201<field:fieldmark-start text:name="__Fieldmark__443_1422058016" field:type="vnd.oasis.opendocument.field.FORMTEXT"><field:param field:name="Description" field:value=""/><field:param field:name="Name" field:value="Tekst36"/></field:fieldmark-start><text:span text:style-name="T2">5</text:span><field:fieldmark-end/></text:p>
          </table:table-cell>
          <table:covered-table-cell/>
          <table:table-cell table:style-name="Table1.A3" table:number-columns-spanned="9" office:value-type="string">
            <text:p text:style-name="P14">TIMEARBE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5" office:value-type="string">
            <text:p text:style-name="P14">OVERTID</text:p>
          </table:table-cell>
          <table:covered-table-cell/>
          <table:covered-table-cell/>
          <table:covered-table-cell/>
          <table:covered-table-cell/>
          <table:table-cell table:style-name="Table1.Q3" table:number-rows-spanned="3" table:number-columns-spanned="4" office:value-type="string">
            <text:p text:style-name="P12">ATTESTASJON FOR UTFØRT ARBEI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table:number-rows-spanned="2" office:value-type="string">
            <text:p text:style-name="P14">Ukenr.</text:p>
          </table:table-cell>
          <table:table-cell table:style-name="Table1.A4" table:number-rows-spanned="2" office:value-type="string">
            <text:p text:style-name="P14">Dato</text:p>
          </table:table-cell>
          <table:table-cell table:style-name="Table1.A4" table:number-rows-spanned="2" table:number-columns-spanned="3" office:value-type="string">
            <text:p text:style-name="P14">Fra</text:p>
            <text:p text:style-name="P14">klokken</text:p>
          </table:table-cell>
          <table:covered-table-cell/>
          <table:covered-table-cell/>
          <table:table-cell table:style-name="Table1.A4" table:number-rows-spanned="2" table:number-columns-spanned="2" office:value-type="string">
            <text:p text:style-name="P14">Til</text:p>
            <text:p text:style-name="P14">klokken</text:p>
          </table:table-cell>
          <table:covered-table-cell/>
          <table:table-cell table:style-name="Table1.A3" table:number-columns-spanned="4" office:value-type="string">
            <text:p text:style-name="P14">Antall timer</text:p>
          </table:table-cell>
          <table:covered-table-cell/>
          <table:covered-table-cell/>
          <table:covered-table-cell/>
          <table:table-cell table:style-name="Table1.A3" table:number-rows-spanned="2" office:value-type="string">
            <text:p text:style-name="P14">Fra</text:p>
            <text:p text:style-name="P14">klokken</text:p>
          </table:table-cell>
          <table:table-cell table:style-name="Table1.A3" table:number-rows-spanned="2" office:value-type="string">
            <text:p text:style-name="P14">Til</text:p>
            <text:p text:style-name="P14">klokken</text:p>
          </table:table-cell>
          <table:table-cell table:style-name="Table1.A3" table:number-columns-spanned="3" office:value-type="string">
            <text:p text:style-name="P14">Antall tim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2" office:value-type="string">
            <text:p text:style-name="P14">pr.dag</text:p>
          </table:table-cell>
          <table:covered-table-cell/>
          <table:table-cell table:style-name="Table1.A3" table:number-columns-spanned="2" office:value-type="string">
            <text:p text:style-name="P14">pr. uke</text:p>
          </table:table-cell>
          <table:covered-table-cell/>
          <table:covered-table-cell/>
          <table:covered-table-cell/>
          <table:table-cell table:style-name="Table1.A3" office:value-type="string">
            <text:p text:style-name="P14">pr.dag</text:p>
          </table:table-cell>
          <table:table-cell table:style-name="Table1.A3" table:number-columns-spanned="2" office:value-type="string">
            <text:p text:style-name="P14">pr. uk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7"><field:fieldmark-start text:name="__Fieldmark__444_1422058016" field:type="vnd.oasis.opendocument.field.FORMTEXT"><field:param field:name="Description" field:value=""/><field:param field:name="Name" field:value="Tekst29"/></field:fieldmark-start><text:span text:style-name="T3"><text:s/></text:span><text:s/><field:fieldmark-end/></text:p>
          </table:table-cell>
          <table:table-cell table:style-name="Table1.A3" office:value-type="string">
            <text:p text:style-name="P17"><field:fieldmark-start text:name="__Fieldmark__445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table-cell table:style-name="Table1.A3" table:number-columns-spanned="3" office:value-type="string">
            <text:p text:style-name="P17"><field:fieldmark-start text:name="__Fieldmark__446_1422058016" field:type="vnd.oasis.opendocument.field.FORMTEXT"><field:param field:name="Description" field:value=""/><field:param field:name="Name" field:value=""/></field:fieldmark-start><text:span text:style-name="T3"><text:s text:c="4"/></text:span><text:s/><field:fieldmark-end/></text:p>
          </table:table-cell>
          <table:covered-table-cell/>
          <table:covered-table-cell/>
          <table:table-cell table:style-name="Table1.A3" table:number-columns-spanned="2" office:value-type="string">
            <text:p text:style-name="P17"><field:fieldmark-start text:name="__Fieldmark__447_1422058016" field:type="vnd.oasis.opendocument.field.FORMTEXT"><field:param field:name="Description" field:value=""/><field:param field:name="Name" field:value="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448_1422058016" field:type="vnd.oasis.opendocument.field.FORMTEXT"><field:param field:name="Description" field:value=""/><field:param field:name="Name" field:value="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449_1422058016" field:type="vnd.oasis.opendocument.field.FORMTEXT"><field:param field:name="Description" field:value=""/><field:param field:name="Name" field:value=""/></field:fieldmark-start><text:span text:style-name="T3">    </text:span> <field:fieldmark-end/></text:p>
          </table:table-cell>
          <table:covered-table-cell/>
          <table:table-cell table:style-name="Table1.A3" office:value-type="string">
            <text:p text:style-name="P18"><field:fieldmark-start text:name="__Fieldmark__450_1422058016" field:type="vnd.oasis.opendocument.field.FORMTEXT"><field:param field:name="Description" field:value=""/><field:param field:name="Name" field:value="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451_1422058016" field:type="vnd.oasis.opendocument.field.FORMTEXT"><field:param field:name="Description" field:value=""/><field:param field:name="Name" field:value="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452_1422058016" field:type="vnd.oasis.opendocument.field.FORMTEXT"><field:param field:name="Description" field:value=""/><field:param field:name="Name" field:value=""/></field:fieldmark-start><text:span text:style-name="T3">    </text:span> <field:fieldmark-end/></text:p>
          </table:table-cell>
          <table:table-cell table:style-name="Table1.A3" table:number-columns-spanned="2" office:value-type="string">
            <text:p text:style-name="P18"><field:fieldmark-start text:name="__Fieldmark__453_1422058016" field:type="vnd.oasis.opendocument.field.FORMTEXT"><field:param field:name="Description" field:value=""/><field:param field:name="Name" field:value=""/></field:fieldmark-start><text:span text:style-name="T3">    </text:span> <field:fieldmark-end/></text:p>
          </table:table-cell>
          <table:covered-table-cell/>
          <table:table-cell table:style-name="Table1.Q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7"><field:fieldmark-start text:name="__Fieldmark__454_1422058016" field:type="vnd.oasis.opendocument.field.FORMTEXT"><field:param field:name="Description" field:value=""/><field:param field:name="Name" field:value="Tekst29"/></field:fieldmark-start><text:span text:style-name="T3"><text:s/></text:span><text:s/><field:fieldmark-end/></text:p>
          </table:table-cell>
          <table:table-cell table:style-name="Table1.A3" office:value-type="string">
            <text:p text:style-name="P17"><field:fieldmark-start text:name="__Fieldmark__455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table-cell table:style-name="Table1.A3" table:number-columns-spanned="3" office:value-type="string">
            <text:p text:style-name="P17"><field:fieldmark-start text:name="__Fieldmark__456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covered-table-cell/>
          <table:table-cell table:style-name="Table1.A3" table:number-columns-spanned="2" office:value-type="string">
            <text:p text:style-name="P17"><field:fieldmark-start text:name="__Fieldmark__457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458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459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A3" office:value-type="string">
            <text:p text:style-name="P18"><field:fieldmark-start text:name="__Fieldmark__460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461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462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table:number-columns-spanned="2" office:value-type="string">
            <text:p text:style-name="P18"><field:fieldmark-start text:name="__Fieldmark__463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Q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7"><field:fieldmark-start text:name="__Fieldmark__464_1422058016" field:type="vnd.oasis.opendocument.field.FORMTEXT"><field:param field:name="Description" field:value=""/><field:param field:name="Name" field:value="Tekst29"/></field:fieldmark-start><text:span text:style-name="T3"><text:s/></text:span><text:s/><field:fieldmark-end/></text:p>
          </table:table-cell>
          <table:table-cell table:style-name="Table1.A3" office:value-type="string">
            <text:p text:style-name="P17"><field:fieldmark-start text:name="__Fieldmark__465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table-cell table:style-name="Table1.A3" table:number-columns-spanned="3" office:value-type="string">
            <text:p text:style-name="P17"><field:fieldmark-start text:name="__Fieldmark__466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covered-table-cell/>
          <table:table-cell table:style-name="Table1.A3" table:number-columns-spanned="2" office:value-type="string">
            <text:p text:style-name="P17"><field:fieldmark-start text:name="__Fieldmark__467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468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469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A3" office:value-type="string">
            <text:p text:style-name="P18"><field:fieldmark-start text:name="__Fieldmark__470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471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472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table:number-columns-spanned="2" office:value-type="string">
            <text:p text:style-name="P18"><field:fieldmark-start text:name="__Fieldmark__473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Q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7"><field:fieldmark-start text:name="__Fieldmark__474_1422058016" field:type="vnd.oasis.opendocument.field.FORMTEXT"><field:param field:name="Description" field:value=""/><field:param field:name="Name" field:value="Tekst29"/></field:fieldmark-start><text:span text:style-name="T3"><text:s/></text:span><text:s/><field:fieldmark-end/></text:p>
          </table:table-cell>
          <table:table-cell table:style-name="Table1.A3" office:value-type="string">
            <text:p text:style-name="P17"><field:fieldmark-start text:name="__Fieldmark__475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table-cell table:style-name="Table1.A3" table:number-columns-spanned="3" office:value-type="string">
            <text:p text:style-name="P17"><field:fieldmark-start text:name="__Fieldmark__476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covered-table-cell/>
          <table:table-cell table:style-name="Table1.A3" table:number-columns-spanned="2" office:value-type="string">
            <text:p text:style-name="P17"><field:fieldmark-start text:name="__Fieldmark__477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478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479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A3" office:value-type="string">
            <text:p text:style-name="P18"><field:fieldmark-start text:name="__Fieldmark__480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481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482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table:number-columns-spanned="2" office:value-type="string">
            <text:p text:style-name="P18"><field:fieldmark-start text:name="__Fieldmark__483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Q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7"><field:fieldmark-start text:name="__Fieldmark__484_1422058016" field:type="vnd.oasis.opendocument.field.FORMTEXT"><field:param field:name="Description" field:value=""/><field:param field:name="Name" field:value="Tekst29"/></field:fieldmark-start><text:span text:style-name="T3"><text:s/></text:span><text:s/><field:fieldmark-end/></text:p>
          </table:table-cell>
          <table:table-cell table:style-name="Table1.A3" office:value-type="string">
            <text:p text:style-name="P17"><field:fieldmark-start text:name="__Fieldmark__485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table-cell table:style-name="Table1.A3" table:number-columns-spanned="3" office:value-type="string">
            <text:p text:style-name="P17"><field:fieldmark-start text:name="__Fieldmark__486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covered-table-cell/>
          <table:table-cell table:style-name="Table1.A3" table:number-columns-spanned="2" office:value-type="string">
            <text:p text:style-name="P17"><field:fieldmark-start text:name="__Fieldmark__487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488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489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A3" office:value-type="string">
            <text:p text:style-name="P18"><field:fieldmark-start text:name="__Fieldmark__490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491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492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table:number-columns-spanned="2" office:value-type="string">
            <text:p text:style-name="P18"><field:fieldmark-start text:name="__Fieldmark__493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Q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7"><field:fieldmark-start text:name="__Fieldmark__494_1422058016" field:type="vnd.oasis.opendocument.field.FORMTEXT"><field:param field:name="Description" field:value=""/><field:param field:name="Name" field:value="Tekst29"/></field:fieldmark-start><text:span text:style-name="T3"><text:s/></text:span><text:s/><field:fieldmark-end/></text:p>
          </table:table-cell>
          <table:table-cell table:style-name="Table1.A3" office:value-type="string">
            <text:p text:style-name="P17"><field:fieldmark-start text:name="__Fieldmark__495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table-cell table:style-name="Table1.A3" table:number-columns-spanned="3" office:value-type="string">
            <text:p text:style-name="P17"><field:fieldmark-start text:name="__Fieldmark__496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covered-table-cell/>
          <table:table-cell table:style-name="Table1.A3" table:number-columns-spanned="2" office:value-type="string">
            <text:p text:style-name="P17"><field:fieldmark-start text:name="__Fieldmark__497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498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499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A3" office:value-type="string">
            <text:p text:style-name="P18"><field:fieldmark-start text:name="__Fieldmark__500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501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502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table:number-columns-spanned="2" office:value-type="string">
            <text:p text:style-name="P18"><field:fieldmark-start text:name="__Fieldmark__503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Q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7"><field:fieldmark-start text:name="__Fieldmark__504_1422058016" field:type="vnd.oasis.opendocument.field.FORMTEXT"><field:param field:name="Description" field:value=""/><field:param field:name="Name" field:value="Tekst29"/></field:fieldmark-start><text:span text:style-name="T3"><text:s/></text:span><text:s/><field:fieldmark-end/></text:p>
          </table:table-cell>
          <table:table-cell table:style-name="Table1.A3" office:value-type="string">
            <text:p text:style-name="P17"><field:fieldmark-start text:name="__Fieldmark__505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table-cell table:style-name="Table1.A3" table:number-columns-spanned="3" office:value-type="string">
            <text:p text:style-name="P17"><field:fieldmark-start text:name="__Fieldmark__506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covered-table-cell/>
          <table:table-cell table:style-name="Table1.A3" table:number-columns-spanned="2" office:value-type="string">
            <text:p text:style-name="P17"><field:fieldmark-start text:name="__Fieldmark__507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508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509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A3" office:value-type="string">
            <text:p text:style-name="P18"><field:fieldmark-start text:name="__Fieldmark__510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511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512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table:number-columns-spanned="2" office:value-type="string">
            <text:p text:style-name="P18"><field:fieldmark-start text:name="__Fieldmark__513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Q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7"><field:fieldmark-start text:name="__Fieldmark__514_1422058016" field:type="vnd.oasis.opendocument.field.FORMTEXT"><field:param field:name="Description" field:value=""/><field:param field:name="Name" field:value="Tekst29"/></field:fieldmark-start><text:span text:style-name="T3"><text:s/></text:span><text:s/><field:fieldmark-end/></text:p>
          </table:table-cell>
          <table:table-cell table:style-name="Table1.A3" office:value-type="string">
            <text:p text:style-name="P17"><field:fieldmark-start text:name="__Fieldmark__515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table-cell table:style-name="Table1.A3" table:number-columns-spanned="3" office:value-type="string">
            <text:p text:style-name="P17"><field:fieldmark-start text:name="__Fieldmark__516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covered-table-cell/>
          <table:table-cell table:style-name="Table1.A3" table:number-columns-spanned="2" office:value-type="string">
            <text:p text:style-name="P17"><field:fieldmark-start text:name="__Fieldmark__517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518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8"><field:fieldmark-start text:name="__Fieldmark__519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A3" office:value-type="string">
            <text:p text:style-name="P18"><field:fieldmark-start text:name="__Fieldmark__520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521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522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table:number-columns-spanned="2" office:value-type="string">
            <text:p text:style-name="P18"><field:fieldmark-start text:name="__Fieldmark__523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Q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7"><field:fieldmark-start text:name="__Fieldmark__524_1422058016" field:type="vnd.oasis.opendocument.field.FORMTEXT"><field:param field:name="Description" field:value=""/><field:param field:name="Name" field:value="Tekst29"/></field:fieldmark-start><text:span text:style-name="T3"><text:s/></text:span><text:s/><field:fieldmark-end/></text:p>
          </table:table-cell>
          <table:table-cell table:style-name="Table1.A3" office:value-type="string">
            <text:p text:style-name="P17"><field:fieldmark-start text:name="__Fieldmark__525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table-cell table:style-name="Table1.A3" table:number-columns-spanned="3" office:value-type="string">
            <text:p text:style-name="P17"><field:fieldmark-start text:name="__Fieldmark__526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covered-table-cell/>
          <table:table-cell table:style-name="Table1.A3" table:number-columns-spanned="2" office:value-type="string">
            <text:p text:style-name="P17"><field:fieldmark-start text:name="__Fieldmark__527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528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8"><field:fieldmark-start text:name="__Fieldmark__529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A3" office:value-type="string">
            <text:p text:style-name="P18"><field:fieldmark-start text:name="__Fieldmark__530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531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532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table:number-columns-spanned="2" office:value-type="string">
            <text:p text:style-name="P18"><field:fieldmark-start text:name="__Fieldmark__533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Q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7"><field:fieldmark-start text:name="__Fieldmark__534_1422058016" field:type="vnd.oasis.opendocument.field.FORMTEXT"><field:param field:name="Description" field:value=""/><field:param field:name="Name" field:value="Tekst29"/></field:fieldmark-start><text:span text:style-name="T3"><text:s/></text:span><text:s/><field:fieldmark-end/></text:p>
          </table:table-cell>
          <table:table-cell table:style-name="Table1.A3" office:value-type="string">
            <text:p text:style-name="P17"><field:fieldmark-start text:name="__Fieldmark__535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table-cell table:style-name="Table1.A3" table:number-columns-spanned="3" office:value-type="string">
            <text:p text:style-name="P17"><field:fieldmark-start text:name="__Fieldmark__536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covered-table-cell/>
          <table:table-cell table:style-name="Table1.A3" table:number-columns-spanned="2" office:value-type="string">
            <text:p text:style-name="P17"><field:fieldmark-start text:name="__Fieldmark__537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538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8"><field:fieldmark-start text:name="__Fieldmark__539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A3" office:value-type="string">
            <text:p text:style-name="P18"><field:fieldmark-start text:name="__Fieldmark__540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541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542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table:number-columns-spanned="2" office:value-type="string">
            <text:p text:style-name="P18"><field:fieldmark-start text:name="__Fieldmark__543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Q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8"><field:fieldmark-start text:name="__Fieldmark__544_1422058016" field:type="vnd.oasis.opendocument.field.FORMTEXT"><field:param field:name="Description" field:value=""/><field:param field:name="Name" field:value="Tekst29"/></field:fieldmark-start><text:span text:style-name="T3"><text:s/></text:span><text:s/><field:fieldmark-end/></text:p>
          </table:table-cell>
          <table:table-cell table:style-name="Table1.A3" office:value-type="string">
            <text:p text:style-name="P17"><field:fieldmark-start text:name="__Fieldmark__545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table-cell table:style-name="Table1.A3" table:number-columns-spanned="3" office:value-type="string">
            <text:p text:style-name="P17"><field:fieldmark-start text:name="__Fieldmark__546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covered-table-cell/>
          <table:table-cell table:style-name="Table1.A3" table:number-columns-spanned="2" office:value-type="string">
            <text:p text:style-name="P17"><field:fieldmark-start text:name="__Fieldmark__547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548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8"><field:fieldmark-start text:name="__Fieldmark__549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A3" office:value-type="string">
            <text:p text:style-name="P18"><field:fieldmark-start text:name="__Fieldmark__550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551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552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table:number-columns-spanned="2" office:value-type="string">
            <text:p text:style-name="P18"><field:fieldmark-start text:name="__Fieldmark__553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Q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8"><field:fieldmark-start text:name="__Fieldmark__554_1422058016" field:type="vnd.oasis.opendocument.field.FORMTEXT"><field:param field:name="Description" field:value=""/><field:param field:name="Name" field:value="Tekst29"/></field:fieldmark-start><text:span text:style-name="T3"><text:s/></text:span><text:s/><field:fieldmark-end/></text:p>
          </table:table-cell>
          <table:table-cell table:style-name="Table1.A3" office:value-type="string">
            <text:p text:style-name="P17"><field:fieldmark-start text:name="__Fieldmark__555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table-cell table:style-name="Table1.A3" table:number-columns-spanned="3" office:value-type="string">
            <text:p text:style-name="P17"><field:fieldmark-start text:name="__Fieldmark__556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covered-table-cell/>
          <table:table-cell table:style-name="Table1.A3" table:number-columns-spanned="2" office:value-type="string">
            <text:p text:style-name="P17"><field:fieldmark-start text:name="__Fieldmark__557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558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8"><field:fieldmark-start text:name="__Fieldmark__559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A3" office:value-type="string">
            <text:p text:style-name="P18"><field:fieldmark-start text:name="__Fieldmark__560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561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562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table:number-columns-spanned="2" office:value-type="string">
            <text:p text:style-name="P18"><field:fieldmark-start text:name="__Fieldmark__563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Q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8"><field:fieldmark-start text:name="__Fieldmark__564_1422058016" field:type="vnd.oasis.opendocument.field.FORMTEXT"><field:param field:name="Description" field:value=""/><field:param field:name="Name" field:value="Tekst29"/></field:fieldmark-start><text:span text:style-name="T3"><text:s/></text:span><text:s/><field:fieldmark-end/></text:p>
          </table:table-cell>
          <table:table-cell table:style-name="Table1.A3" office:value-type="string">
            <text:p text:style-name="P17"><field:fieldmark-start text:name="__Fieldmark__565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table-cell table:style-name="Table1.A3" table:number-columns-spanned="3" office:value-type="string">
            <text:p text:style-name="P17"><field:fieldmark-start text:name="__Fieldmark__566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covered-table-cell/>
          <table:table-cell table:style-name="Table1.A3" table:number-columns-spanned="2" office:value-type="string">
            <text:p text:style-name="P17"><field:fieldmark-start text:name="__Fieldmark__567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568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8"><field:fieldmark-start text:name="__Fieldmark__569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A3" office:value-type="string">
            <text:p text:style-name="P18"><field:fieldmark-start text:name="__Fieldmark__570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571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572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table:number-columns-spanned="2" office:value-type="string">
            <text:p text:style-name="P18"><field:fieldmark-start text:name="__Fieldmark__573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Q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8"><field:fieldmark-start text:name="__Fieldmark__574_1422058016" field:type="vnd.oasis.opendocument.field.FORMTEXT"><field:param field:name="Description" field:value=""/><field:param field:name="Name" field:value="Tekst29"/></field:fieldmark-start><text:span text:style-name="T3"><text:s/></text:span><text:s/><field:fieldmark-end/></text:p>
          </table:table-cell>
          <table:table-cell table:style-name="Table1.A3" office:value-type="string">
            <text:p text:style-name="P17"><field:fieldmark-start text:name="__Fieldmark__575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table-cell table:style-name="Table1.A3" table:number-columns-spanned="3" office:value-type="string">
            <text:p text:style-name="P17"><field:fieldmark-start text:name="__Fieldmark__576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covered-table-cell/>
          <table:table-cell table:style-name="Table1.A3" table:number-columns-spanned="2" office:value-type="string">
            <text:p text:style-name="P17"><field:fieldmark-start text:name="__Fieldmark__577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578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8"><field:fieldmark-start text:name="__Fieldmark__579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A3" office:value-type="string">
            <text:p text:style-name="P18"><field:fieldmark-start text:name="__Fieldmark__580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581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582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table:number-columns-spanned="2" office:value-type="string">
            <text:p text:style-name="P18"><field:fieldmark-start text:name="__Fieldmark__583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Q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8"><field:fieldmark-start text:name="__Fieldmark__584_1422058016" field:type="vnd.oasis.opendocument.field.FORMTEXT"><field:param field:name="Description" field:value=""/><field:param field:name="Name" field:value="Tekst29"/></field:fieldmark-start><text:span text:style-name="T3"><text:s/></text:span><text:s/><field:fieldmark-end/></text:p>
          </table:table-cell>
          <table:table-cell table:style-name="Table1.A3" office:value-type="string">
            <text:p text:style-name="P17"><field:fieldmark-start text:name="__Fieldmark__585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table-cell table:style-name="Table1.A3" table:number-columns-spanned="3" office:value-type="string">
            <text:p text:style-name="P17"><field:fieldmark-start text:name="__Fieldmark__586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covered-table-cell/>
          <table:table-cell table:style-name="Table1.A3" table:number-columns-spanned="2" office:value-type="string">
            <text:p text:style-name="P17"><field:fieldmark-start text:name="__Fieldmark__587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588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8"><field:fieldmark-start text:name="__Fieldmark__589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A3" office:value-type="string">
            <text:p text:style-name="P18"><field:fieldmark-start text:name="__Fieldmark__590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591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592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table:number-columns-spanned="2" office:value-type="string">
            <text:p text:style-name="P18"><field:fieldmark-start text:name="__Fieldmark__593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Q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8"><field:fieldmark-start text:name="__Fieldmark__594_1422058016" field:type="vnd.oasis.opendocument.field.FORMTEXT"><field:param field:name="Description" field:value=""/><field:param field:name="Name" field:value="Tekst29"/></field:fieldmark-start><text:span text:style-name="T3"><text:s/></text:span><text:s/><field:fieldmark-end/></text:p>
          </table:table-cell>
          <table:table-cell table:style-name="Table1.A3" office:value-type="string">
            <text:p text:style-name="P17"><field:fieldmark-start text:name="__Fieldmark__595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table-cell table:style-name="Table1.A3" table:number-columns-spanned="3" office:value-type="string">
            <text:p text:style-name="P17"><field:fieldmark-start text:name="__Fieldmark__596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covered-table-cell/>
          <table:table-cell table:style-name="Table1.A3" table:number-columns-spanned="2" office:value-type="string">
            <text:p text:style-name="P17"><field:fieldmark-start text:name="__Fieldmark__597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598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8"><field:fieldmark-start text:name="__Fieldmark__599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A3" office:value-type="string">
            <text:p text:style-name="P18"><field:fieldmark-start text:name="__Fieldmark__600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601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602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table:number-columns-spanned="2" office:value-type="string">
            <text:p text:style-name="P18"><field:fieldmark-start text:name="__Fieldmark__603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Q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8"><field:fieldmark-start text:name="__Fieldmark__604_1422058016" field:type="vnd.oasis.opendocument.field.FORMTEXT"><field:param field:name="Description" field:value=""/><field:param field:name="Name" field:value="Tekst29"/></field:fieldmark-start><text:span text:style-name="T3"><text:s/></text:span><text:s/><field:fieldmark-end/></text:p>
          </table:table-cell>
          <table:table-cell table:style-name="Table1.A3" office:value-type="string">
            <text:p text:style-name="P17"><field:fieldmark-start text:name="__Fieldmark__605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table-cell table:style-name="Table1.A3" table:number-columns-spanned="3" office:value-type="string">
            <text:p text:style-name="P17"><field:fieldmark-start text:name="__Fieldmark__606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covered-table-cell/>
          <table:table-cell table:style-name="Table1.A3" table:number-columns-spanned="2" office:value-type="string">
            <text:p text:style-name="P17"><field:fieldmark-start text:name="__Fieldmark__607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608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8"><field:fieldmark-start text:name="__Fieldmark__609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A3" office:value-type="string">
            <text:p text:style-name="P18"><field:fieldmark-start text:name="__Fieldmark__610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611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612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table:number-columns-spanned="2" office:value-type="string">
            <text:p text:style-name="P18"><field:fieldmark-start text:name="__Fieldmark__613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Q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8"><field:fieldmark-start text:name="__Fieldmark__614_1422058016" field:type="vnd.oasis.opendocument.field.FORMTEXT"><field:param field:name="Description" field:value=""/><field:param field:name="Name" field:value="Tekst29"/></field:fieldmark-start><text:span text:style-name="T3"><text:s/></text:span><text:s/><field:fieldmark-end/></text:p>
          </table:table-cell>
          <table:table-cell table:style-name="Table1.A3" office:value-type="string">
            <text:p text:style-name="P17"><field:fieldmark-start text:name="__Fieldmark__615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table-cell table:style-name="Table1.A3" table:number-columns-spanned="3" office:value-type="string">
            <text:p text:style-name="P17"><field:fieldmark-start text:name="__Fieldmark__616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covered-table-cell/>
          <table:table-cell table:style-name="Table1.A3" table:number-columns-spanned="2" office:value-type="string">
            <text:p text:style-name="P17"><field:fieldmark-start text:name="__Fieldmark__617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618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8"><field:fieldmark-start text:name="__Fieldmark__619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A3" office:value-type="string">
            <text:p text:style-name="P18"><field:fieldmark-start text:name="__Fieldmark__620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621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622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table:number-columns-spanned="2" office:value-type="string">
            <text:p text:style-name="P18"><field:fieldmark-start text:name="__Fieldmark__623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Q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8"><field:fieldmark-start text:name="__Fieldmark__624_1422058016" field:type="vnd.oasis.opendocument.field.FORMTEXT"><field:param field:name="Description" field:value=""/><field:param field:name="Name" field:value="Tekst29"/></field:fieldmark-start><text:span text:style-name="T3"><text:s/></text:span><text:s/><field:fieldmark-end/></text:p>
          </table:table-cell>
          <table:table-cell table:style-name="Table1.A3" office:value-type="string">
            <text:p text:style-name="P17"><field:fieldmark-start text:name="__Fieldmark__625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table-cell table:style-name="Table1.A3" table:number-columns-spanned="3" office:value-type="string">
            <text:p text:style-name="P17"><field:fieldmark-start text:name="__Fieldmark__626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covered-table-cell/>
          <table:table-cell table:style-name="Table1.A3" table:number-columns-spanned="2" office:value-type="string">
            <text:p text:style-name="P17"><field:fieldmark-start text:name="__Fieldmark__627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628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8"><field:fieldmark-start text:name="__Fieldmark__629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A3" office:value-type="string">
            <text:p text:style-name="P18"><field:fieldmark-start text:name="__Fieldmark__630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631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632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table:number-columns-spanned="2" office:value-type="string">
            <text:p text:style-name="P18"><field:fieldmark-start text:name="__Fieldmark__633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Q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8"><field:fieldmark-start text:name="__Fieldmark__634_1422058016" field:type="vnd.oasis.opendocument.field.FORMTEXT"><field:param field:name="Description" field:value=""/><field:param field:name="Name" field:value="Tekst29"/></field:fieldmark-start><text:span text:style-name="T3"><text:s/></text:span><text:s/><field:fieldmark-end/></text:p>
          </table:table-cell>
          <table:table-cell table:style-name="Table1.A3" office:value-type="string">
            <text:p text:style-name="P17"><field:fieldmark-start text:name="__Fieldmark__635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table-cell table:style-name="Table1.A3" table:number-columns-spanned="3" office:value-type="string">
            <text:p text:style-name="P17"><field:fieldmark-start text:name="__Fieldmark__636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covered-table-cell/>
          <table:table-cell table:style-name="Table1.A3" table:number-columns-spanned="2" office:value-type="string">
            <text:p text:style-name="P17"><field:fieldmark-start text:name="__Fieldmark__637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638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8"><field:fieldmark-start text:name="__Fieldmark__639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A3" office:value-type="string">
            <text:p text:style-name="P18"><field:fieldmark-start text:name="__Fieldmark__640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641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642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table:number-columns-spanned="2" office:value-type="string">
            <text:p text:style-name="P18"><field:fieldmark-start text:name="__Fieldmark__643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Q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8"><field:fieldmark-start text:name="__Fieldmark__644_1422058016" field:type="vnd.oasis.opendocument.field.FORMTEXT"><field:param field:name="Description" field:value=""/><field:param field:name="Name" field:value="Tekst29"/></field:fieldmark-start><text:span text:style-name="T3"><text:s/></text:span><text:s/><field:fieldmark-end/></text:p>
          </table:table-cell>
          <table:table-cell table:style-name="Table1.A3" office:value-type="string">
            <text:p text:style-name="P17"><field:fieldmark-start text:name="__Fieldmark__645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table-cell table:style-name="Table1.A3" table:number-columns-spanned="3" office:value-type="string">
            <text:p text:style-name="P17"><field:fieldmark-start text:name="__Fieldmark__646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covered-table-cell/>
          <table:table-cell table:style-name="Table1.A3" table:number-columns-spanned="2" office:value-type="string">
            <text:p text:style-name="P17"><field:fieldmark-start text:name="__Fieldmark__647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648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8"><field:fieldmark-start text:name="__Fieldmark__649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A3" office:value-type="string">
            <text:p text:style-name="P18"><field:fieldmark-start text:name="__Fieldmark__650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651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652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table:number-columns-spanned="2" office:value-type="string">
            <text:p text:style-name="P18"><field:fieldmark-start text:name="__Fieldmark__653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Q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8"><field:fieldmark-start text:name="__Fieldmark__654_1422058016" field:type="vnd.oasis.opendocument.field.FORMTEXT"><field:param field:name="Description" field:value=""/><field:param field:name="Name" field:value="Tekst29"/></field:fieldmark-start><text:span text:style-name="T3"><text:s/></text:span><text:s/><field:fieldmark-end/></text:p>
          </table:table-cell>
          <table:table-cell table:style-name="Table1.A3" office:value-type="string">
            <text:p text:style-name="P17"><field:fieldmark-start text:name="__Fieldmark__655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table-cell table:style-name="Table1.A3" table:number-columns-spanned="3" office:value-type="string">
            <text:p text:style-name="P17"><field:fieldmark-start text:name="__Fieldmark__656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covered-table-cell/>
          <table:table-cell table:style-name="Table1.A3" table:number-columns-spanned="2" office:value-type="string">
            <text:p text:style-name="P17"><field:fieldmark-start text:name="__Fieldmark__657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658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8"><field:fieldmark-start text:name="__Fieldmark__659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A3" office:value-type="string">
            <text:p text:style-name="P18"><field:fieldmark-start text:name="__Fieldmark__660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661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662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table:number-columns-spanned="2" office:value-type="string">
            <text:p text:style-name="P18"><field:fieldmark-start text:name="__Fieldmark__663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Q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8"><field:fieldmark-start text:name="__Fieldmark__664_1422058016" field:type="vnd.oasis.opendocument.field.FORMTEXT"><field:param field:name="Description" field:value=""/><field:param field:name="Name" field:value="Tekst29"/></field:fieldmark-start><text:span text:style-name="T3"><text:s/></text:span><text:s/><field:fieldmark-end/></text:p>
          </table:table-cell>
          <table:table-cell table:style-name="Table1.A3" office:value-type="string">
            <text:p text:style-name="P17"><field:fieldmark-start text:name="__Fieldmark__665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table-cell table:style-name="Table1.A3" table:number-columns-spanned="3" office:value-type="string">
            <text:p text:style-name="P17"><field:fieldmark-start text:name="__Fieldmark__666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covered-table-cell/>
          <table:table-cell table:style-name="Table1.A3" table:number-columns-spanned="2" office:value-type="string">
            <text:p text:style-name="P17"><field:fieldmark-start text:name="__Fieldmark__667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668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8"><field:fieldmark-start text:name="__Fieldmark__669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A3" office:value-type="string">
            <text:p text:style-name="P18"><field:fieldmark-start text:name="__Fieldmark__670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671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672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table:number-columns-spanned="2" office:value-type="string">
            <text:p text:style-name="P18"><field:fieldmark-start text:name="__Fieldmark__673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Q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8"><field:fieldmark-start text:name="__Fieldmark__674_1422058016" field:type="vnd.oasis.opendocument.field.FORMTEXT"><field:param field:name="Description" field:value=""/><field:param field:name="Name" field:value="Tekst29"/></field:fieldmark-start><text:span text:style-name="T3"><text:s/></text:span><text:s/><field:fieldmark-end/></text:p>
          </table:table-cell>
          <table:table-cell table:style-name="Table1.A3" office:value-type="string">
            <text:p text:style-name="P17"><field:fieldmark-start text:name="__Fieldmark__675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table-cell table:style-name="Table1.A3" table:number-columns-spanned="3" office:value-type="string">
            <text:p text:style-name="P17"><field:fieldmark-start text:name="__Fieldmark__676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covered-table-cell/>
          <table:table-cell table:style-name="Table1.A3" table:number-columns-spanned="2" office:value-type="string">
            <text:p text:style-name="P17"><field:fieldmark-start text:name="__Fieldmark__677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678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8"><field:fieldmark-start text:name="__Fieldmark__679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A3" office:value-type="string">
            <text:p text:style-name="P18"><field:fieldmark-start text:name="__Fieldmark__680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681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682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table:number-columns-spanned="2" office:value-type="string">
            <text:p text:style-name="P18"><field:fieldmark-start text:name="__Fieldmark__683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Q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8"><field:fieldmark-start text:name="__Fieldmark__684_1422058016" field:type="vnd.oasis.opendocument.field.FORMTEXT"><field:param field:name="Description" field:value=""/><field:param field:name="Name" field:value="Tekst29"/></field:fieldmark-start><text:span text:style-name="T3"><text:s/></text:span><text:s/><field:fieldmark-end/></text:p>
          </table:table-cell>
          <table:table-cell table:style-name="Table1.A3" office:value-type="string">
            <text:p text:style-name="P17"><field:fieldmark-start text:name="__Fieldmark__685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table-cell table:style-name="Table1.A3" table:number-columns-spanned="3" office:value-type="string">
            <text:p text:style-name="P17"><field:fieldmark-start text:name="__Fieldmark__686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covered-table-cell/>
          <table:table-cell table:style-name="Table1.A3" table:number-columns-spanned="2" office:value-type="string">
            <text:p text:style-name="P17"><field:fieldmark-start text:name="__Fieldmark__687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688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8"><field:fieldmark-start text:name="__Fieldmark__689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A3" office:value-type="string">
            <text:p text:style-name="P18"><field:fieldmark-start text:name="__Fieldmark__690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691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692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table:number-columns-spanned="2" office:value-type="string">
            <text:p text:style-name="P18"><field:fieldmark-start text:name="__Fieldmark__693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Q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8"><field:fieldmark-start text:name="__Fieldmark__694_1422058016" field:type="vnd.oasis.opendocument.field.FORMTEXT"><field:param field:name="Description" field:value=""/><field:param field:name="Name" field:value="Tekst29"/></field:fieldmark-start><text:span text:style-name="T3"><text:s/></text:span><text:s/><field:fieldmark-end/></text:p>
          </table:table-cell>
          <table:table-cell table:style-name="Table1.A3" office:value-type="string">
            <text:p text:style-name="P17"><field:fieldmark-start text:name="__Fieldmark__695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table-cell table:style-name="Table1.A3" table:number-columns-spanned="3" office:value-type="string">
            <text:p text:style-name="P17"><field:fieldmark-start text:name="__Fieldmark__696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covered-table-cell/>
          <table:table-cell table:style-name="Table1.A3" table:number-columns-spanned="2" office:value-type="string">
            <text:p text:style-name="P17"><field:fieldmark-start text:name="__Fieldmark__697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698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8"><field:fieldmark-start text:name="__Fieldmark__699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A3" office:value-type="string">
            <text:p text:style-name="P18"><field:fieldmark-start text:name="__Fieldmark__700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701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702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table:number-columns-spanned="2" office:value-type="string">
            <text:p text:style-name="P18"><field:fieldmark-start text:name="__Fieldmark__703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Q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8"><field:fieldmark-start text:name="__Fieldmark__704_1422058016" field:type="vnd.oasis.opendocument.field.FORMTEXT"><field:param field:name="Description" field:value=""/><field:param field:name="Name" field:value="Tekst29"/></field:fieldmark-start><text:span text:style-name="T3"><text:s/></text:span><text:s/><field:fieldmark-end/></text:p>
          </table:table-cell>
          <table:table-cell table:style-name="Table1.A3" office:value-type="string">
            <text:p text:style-name="P17"><field:fieldmark-start text:name="__Fieldmark__705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table-cell table:style-name="Table1.A3" table:number-columns-spanned="3" office:value-type="string">
            <text:p text:style-name="P17"><field:fieldmark-start text:name="__Fieldmark__706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covered-table-cell/>
          <table:table-cell table:style-name="Table1.A3" table:number-columns-spanned="2" office:value-type="string">
            <text:p text:style-name="P17"><field:fieldmark-start text:name="__Fieldmark__707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7"><field:fieldmark-start text:name="__Fieldmark__708_1422058016" field:type="vnd.oasis.opendocument.field.FORMTEXT"><field:param field:name="Description" field:value=""/><field:param field:name="Name" field:value="Tekst30"/></field:fieldmark-start><text:span text:style-name="T3"><text:s text:c="4"/></text:span><text:s/><field:fieldmark-end/></text:p>
          </table:table-cell>
          <table:covered-table-cell/>
          <table:table-cell table:style-name="Table1.A3" table:number-columns-spanned="2" office:value-type="string">
            <text:p text:style-name="P18"><field:fieldmark-start text:name="__Fieldmark__709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A3" office:value-type="string">
            <text:p text:style-name="P18"><field:fieldmark-start text:name="__Fieldmark__710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711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office:value-type="string">
            <text:p text:style-name="P18"><field:fieldmark-start text:name="__Fieldmark__712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table-cell table:style-name="Table1.A3" table:number-columns-spanned="2" office:value-type="string">
            <text:p text:style-name="P18"><field:fieldmark-start text:name="__Fieldmark__713_1422058016" field:type="vnd.oasis.opendocument.field.FORMTEXT"><field:param field:name="Description" field:value=""/><field:param field:name="Name" field:value="Tekst30"/></field:fieldmark-start><text:span text:style-name="T3">    </text:span> <field:fieldmark-end/></text:p>
          </table:table-cell>
          <table:covered-table-cell/>
          <table:table-cell table:style-name="Table1.Q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7" office:value-type="string">
            <text:p text:style-name="P12">Sum timer (overføres til forside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3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1.L33" office:value-type="string">
            <text:p text:style-name="P6"/>
          </table:table-cell>
          <table:table-cell table:style-name="Table1.L33" office:value-type="string">
            <text:p text:style-name="P6"/>
          </table:table-cell>
          <table:table-cell table:style-name="Table1.L33" office:value-type="string">
            <text:p text:style-name="P6"/>
          </table:table-cell>
          <table:table-cell table:style-name="Table1.L33" office:value-type="string">
            <text:p text:style-name="P6"/>
          </table:table-cell>
          <table:table-cell table:style-name="Table1.P33" office:value-type="string">
            <text:p text:style-name="P6"/>
          </table:table-cell>
          <table:table-cell table:style-name="Table1.Q4" table:number-columns-spanned="4" office:value-type="string">
            <text:p text:style-name="P12">Attestasjon forutsettes også å gjelde utregningen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4" table:number-columns-spanned="15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P34" table:number-rows-spanned="2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 table:style-name="Table1.35">
          <table:table-cell table:style-name="Table1.A34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Table1.H33" table:number-columns-spanned="11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rows-spanned="2" office:value-type="string">
            <text:p text:style-name="P14">Uke</text:p>
            <text:p text:style-name="P14">nr.</text:p>
          </table:table-cell>
          <table:table-cell table:style-name="Table1.A4" table:number-rows-spanned="2" table:number-columns-spanned="2" office:value-type="string">
            <text:p text:style-name="P14">Ordinær</text:p>
            <text:p text:style-name="P14">arbeidstid</text:p>
            <text:p text:style-name="P14">pr. uke</text:p>
          </table:table-cell>
          <table:covered-table-cell/>
          <table:table-cell table:style-name="Table1.A4" table:number-columns-spanned="7" office:value-type="string">
            <text:p text:style-name="P14">Utført overtidsarbe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rows-spanned="8" table:number-columns-spanned="7" office:value-type="string">
            <text:p text:style-name="P12"><text:span text:style-name="T5">FOR OVERTID GJELDER: <text:line-break/>Regningsperiodens lengde: </text:span>Hver regningsperiode skal avsluttes med siste hele uke i hver måned.<text:line-break/>Avrundinsregler: Er del av time i rubrikk 1 og 2 til sammen 30 min. eller mer, forhøyes til hel time som godtgjøres etter laveste timesats. I slike tilfeller skal således det hele timetall i rubrikk 1 tillegges 1 time. Hvis del av time i rubrikk 2 alene er 30 min. eller mer, forhøyes til hel time som godtgjøres etter høyeste sats. De hele timetall i rubrikk 2 tillegges i såfall 1 time. Når del av time er 30 min. eller derover både i rubrikk 1 og 2, tillegges det 1 time til det hele <text:s/>timetall både i rubrikk 1 og 2. Jfr. ellers Lønns- og prisdepartementets rundskriv av 20. mars 1981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3" table:number-rows-spanned="2" table:number-columns-spanned="3" office:value-type="string">
            <text:p text:style-name="P14">Anvendte overtidstimer</text:p>
          </table:table-cell>
          <table:covered-table-cell/>
          <table:covered-table-cell/>
        </table:table-row>
        <table:table-row table:style-name="Table1.1">
          <table:covered-table-cell/>
          <table:covered-table-cell/>
          <table:covered-table-cell/>
          <table:table-cell table:style-name="Table1.A4" table:number-columns-spanned="3" office:value-type="string">
            <text:p text:style-name="P14">sum pr. uke</text:p>
          </table:table-cell>
          <table:covered-table-cell/>
          <table:covered-table-cell/>
          <table:table-cell table:style-name="Table1.A4" table:number-columns-spanned="2" office:value-type="string">
            <text:p text:style-name="P19"><text:span text:style-name="T6">1</text:span><text:span text:style-name="T7">) Sats I</text:span></text:p>
          </table:table-cell>
          <table:covered-table-cell/>
          <table:table-cell table:style-name="Table1.A4" table:number-columns-spanned="2" office:value-type="string">
            <text:p text:style-name="P19"><text:span text:style-name="T6">2</text:span><text:span text:style-name="T7">)Sats I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30"><field:fieldmark-start text:name="__Fieldmark__714_1422058016" field:type="vnd.oasis.opendocument.field.FORMTEXT"><field:param field:name="Description" field:value=""/><field:param field:name="Name" field:value="Tekst32"/></field:fieldmark-start>  <field:fieldmark-end/></text:p>
          </table:table-cell>
          <table:table-cell table:style-name="Table1.A3" table:number-columns-spanned="2" office:value-type="string">
            <text:p text:style-name="P28"><field:fieldmark-start text:name="__Fieldmark__715_1422058016" field:type="vnd.oasis.opendocument.field.FORMTEXT"><field:param field:name="Description" field:value=""/><field:param field:name="Name" field:value="Tekst33"/></field:fieldmark-start><text:span text:style-name="T8">     </text:span><field:fieldmark-end/> </text:p>
          </table:table-cell>
          <table:covered-table-cell/>
          <table:table-cell table:style-name="Table1.A3" table:number-columns-spanned="3" office:value-type="string">
            <text:p text:style-name="P30"><field:fieldmark-start text:name="__Fieldmark__716_1422058016" field:type="vnd.oasis.opendocument.field.FORMTEXT"><field:param field:name="Description" field:value=""/><field:param field:name="Name" field:value="Tekst34"/></field:fieldmark-start>     <field:fieldmark-end/></text:p>
          </table:table-cell>
          <table:covered-table-cell/>
          <table:covered-table-cell/>
          <table:table-cell table:style-name="Table1.A3" table:number-columns-spanned="2" office:value-type="string">
            <text:p text:style-name="P30"><field:fieldmark-start text:name="__Fieldmark__717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covered-table-cell/>
          <table:table-cell table:style-name="Table1.A3" table:number-columns-spanned="2" office:value-type="string">
            <text:p text:style-name="P30"><field:fieldmark-start text:name="__Fieldmark__718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table:number-rows-spanned="2" office:value-type="string">
            <text:p text:style-name="P14">Antall timer tidligere i år</text:p>
          </table:table-cell>
          <table:table-cell table:style-name="Table1.Q3" table:number-rows-spanned="2" table:number-columns-spanned="2" office:value-type="string">
            <text:p text:style-name="P7"><field:fieldmark-start text:name="__Fieldmark__719_1422058016" field:type="vnd.oasis.opendocument.field.FORMTEXT"><field:param field:name="Description" field:value=""/><field:param field:name="Name" field:value="Tekst31"/></field:fieldmark-start><text:span text:style-name="T3">    </text:span> <field:fieldmark-end/>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30"><field:fieldmark-start text:name="__Fieldmark__720_1422058016" field:type="vnd.oasis.opendocument.field.FORMTEXT"><field:param field:name="Description" field:value=""/><field:param field:name="Name" field:value=""/></field:fieldmark-start>  <field:fieldmark-end/></text:p>
          </table:table-cell>
          <table:table-cell table:style-name="Table1.A3" table:number-columns-spanned="2" office:value-type="string">
            <text:p text:style-name="P28"><field:fieldmark-start text:name="__Fieldmark__721_1422058016" field:type="vnd.oasis.opendocument.field.FORMTEXT"><field:param field:name="Description" field:value=""/><field:param field:name="Name" field:value=""/></field:fieldmark-start><text:span text:style-name="T8">     </text:span><field:fieldmark-end/> </text:p>
          </table:table-cell>
          <table:covered-table-cell/>
          <table:table-cell table:style-name="Table1.A3" table:number-columns-spanned="3" office:value-type="string">
            <text:p text:style-name="P30"><field:fieldmark-start text:name="__Fieldmark__722_1422058016" field:type="vnd.oasis.opendocument.field.FORMTEXT"><field:param field:name="Description" field:value=""/><field:param field:name="Name" field:value="Tekst34"/></field:fieldmark-start>     <field:fieldmark-end/></text:p>
          </table:table-cell>
          <table:covered-table-cell/>
          <table:covered-table-cell/>
          <table:table-cell table:style-name="Table1.A3" table:number-columns-spanned="2" office:value-type="string">
            <text:p text:style-name="P30"><field:fieldmark-start text:name="__Fieldmark__723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covered-table-cell/>
          <table:table-cell table:style-name="Table1.A3" table:number-columns-spanned="2" office:value-type="string">
            <text:p text:style-name="P30"><field:fieldmark-start text:name="__Fieldmark__724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30"><field:fieldmark-start text:name="__Fieldmark__725_1422058016" field:type="vnd.oasis.opendocument.field.FORMTEXT"><field:param field:name="Description" field:value=""/><field:param field:name="Name" field:value=""/></field:fieldmark-start>  <field:fieldmark-end/></text:p>
          </table:table-cell>
          <table:table-cell table:style-name="Table1.A3" table:number-columns-spanned="2" office:value-type="string">
            <text:p text:style-name="P28"><field:fieldmark-start text:name="__Fieldmark__726_1422058016" field:type="vnd.oasis.opendocument.field.FORMTEXT"><field:param field:name="Description" field:value=""/><field:param field:name="Name" field:value="Tekst33"/></field:fieldmark-start><text:span text:style-name="T8">     </text:span><field:fieldmark-end/> </text:p>
          </table:table-cell>
          <table:covered-table-cell/>
          <table:table-cell table:style-name="Table1.A3" table:number-columns-spanned="3" office:value-type="string">
            <text:p text:style-name="P30"><field:fieldmark-start text:name="__Fieldmark__727_1422058016" field:type="vnd.oasis.opendocument.field.FORMTEXT"><field:param field:name="Description" field:value=""/><field:param field:name="Name" field:value="Tekst34"/></field:fieldmark-start>     <field:fieldmark-end/></text:p>
          </table:table-cell>
          <table:covered-table-cell/>
          <table:covered-table-cell/>
          <table:table-cell table:style-name="Table1.A3" table:number-columns-spanned="2" office:value-type="string">
            <text:p text:style-name="P30"><field:fieldmark-start text:name="__Fieldmark__728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covered-table-cell/>
          <table:table-cell table:style-name="Table1.A3" table:number-columns-spanned="2" office:value-type="string">
            <text:p text:style-name="P30"><field:fieldmark-start text:name="__Fieldmark__729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table:number-rows-spanned="2" office:value-type="string">
            <text:p text:style-name="P14">Antall timer <text:line-break/>dette tidsrom</text:p>
          </table:table-cell>
          <table:table-cell table:style-name="Table1.Q3" table:number-rows-spanned="2" table:number-columns-spanned="2" office:value-type="string">
            <text:p text:style-name="P7"><field:fieldmark-start text:name="__Fieldmark__730_1422058016" field:type="vnd.oasis.opendocument.field.FORMTEXT"><field:param field:name="Description" field:value=""/><field:param field:name="Name" field:value="Tekst31"/></field:fieldmark-start><text:span text:style-name="T3">    </text:span> <field:fieldmark-end/>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30"><field:fieldmark-start text:name="__Fieldmark__731_1422058016" field:type="vnd.oasis.opendocument.field.FORMTEXT"><field:param field:name="Description" field:value=""/><field:param field:name="Name" field:value=""/></field:fieldmark-start>  <field:fieldmark-end/></text:p>
          </table:table-cell>
          <table:table-cell table:style-name="Table1.A3" table:number-columns-spanned="2" office:value-type="string">
            <text:p text:style-name="P28"><field:fieldmark-start text:name="__Fieldmark__732_1422058016" field:type="vnd.oasis.opendocument.field.FORMTEXT"><field:param field:name="Description" field:value=""/><field:param field:name="Name" field:value="Tekst33"/></field:fieldmark-start><text:span text:style-name="T8">     </text:span><field:fieldmark-end/> </text:p>
          </table:table-cell>
          <table:covered-table-cell/>
          <table:table-cell table:style-name="Table1.A3" table:number-columns-spanned="3" office:value-type="string">
            <text:p text:style-name="P30"><field:fieldmark-start text:name="__Fieldmark__733_1422058016" field:type="vnd.oasis.opendocument.field.FORMTEXT"><field:param field:name="Description" field:value=""/><field:param field:name="Name" field:value="Tekst34"/></field:fieldmark-start>     <field:fieldmark-end/></text:p>
          </table:table-cell>
          <table:covered-table-cell/>
          <table:covered-table-cell/>
          <table:table-cell table:style-name="Table1.A3" table:number-columns-spanned="2" office:value-type="string">
            <text:p text:style-name="P30"><field:fieldmark-start text:name="__Fieldmark__734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covered-table-cell/>
          <table:table-cell table:style-name="Table1.A3" table:number-columns-spanned="2" office:value-type="string">
            <text:p text:style-name="P30"><field:fieldmark-start text:name="__Fieldmark__735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30"><field:fieldmark-start text:name="__Fieldmark__736_1422058016" field:type="vnd.oasis.opendocument.field.FORMTEXT"><field:param field:name="Description" field:value=""/><field:param field:name="Name" field:value=""/></field:fieldmark-start>  <field:fieldmark-end/></text:p>
          </table:table-cell>
          <table:table-cell table:style-name="Table1.A3" table:number-columns-spanned="2" office:value-type="string">
            <text:p text:style-name="P28"><field:fieldmark-start text:name="__Fieldmark__737_1422058016" field:type="vnd.oasis.opendocument.field.FORMTEXT"><field:param field:name="Description" field:value=""/><field:param field:name="Name" field:value="Tekst33"/></field:fieldmark-start><text:span text:style-name="T8">     </text:span><field:fieldmark-end/> </text:p>
          </table:table-cell>
          <table:covered-table-cell/>
          <table:table-cell table:style-name="Table1.A3" table:number-columns-spanned="3" office:value-type="string">
            <text:p text:style-name="P30"><field:fieldmark-start text:name="__Fieldmark__738_1422058016" field:type="vnd.oasis.opendocument.field.FORMTEXT"><field:param field:name="Description" field:value=""/><field:param field:name="Name" field:value="Tekst34"/></field:fieldmark-start>     <field:fieldmark-end/></text:p>
          </table:table-cell>
          <table:covered-table-cell/>
          <table:covered-table-cell/>
          <table:table-cell table:style-name="Table1.A3" table:number-columns-spanned="2" office:value-type="string">
            <text:p text:style-name="P30"><field:fieldmark-start text:name="__Fieldmark__739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covered-table-cell/>
          <table:table-cell table:style-name="Table1.A3" table:number-columns-spanned="2" office:value-type="string">
            <text:p text:style-name="P30"><field:fieldmark-start text:name="__Fieldmark__740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table:number-rows-spanned="2" office:value-type="string">
            <text:p text:style-name="P14">Sum timer</text:p>
          </table:table-cell>
          <table:table-cell table:style-name="Table1.Q3" table:number-rows-spanned="2" table:number-columns-spanned="2" office:value-type="string">
            <text:p text:style-name="P7"><field:fieldmark-start text:name="__Fieldmark__741_1422058016" field:type="vnd.oasis.opendocument.field.FORMTEXT"><field:param field:name="Description" field:value=""/><field:param field:name="Name" field:value="Tekst31"/></field:fieldmark-start><text:span text:style-name="T3">    </text:span> <field:fieldmark-end/></text:p>
          </table:table-cell>
          <table:covered-table-cell/>
        </table:table-row>
        <table:table-row table:style-name="Table1.1">
          <table:table-cell table:style-name="Table1.A3" table:number-columns-spanned="3" office:value-type="string">
            <text:p text:style-name="P12">Sum timer</text:p>
            <text:p text:style-name="P12">overføres til forsiden</text:p>
          </table:table-cell>
          <table:covered-table-cell/>
          <table:covered-table-cell/>
          <table:table-cell table:style-name="Table1.A4" table:number-columns-spanned="3" office:value-type="string">
            <text:p text:style-name="P30"><field:fieldmark-start text:name="__Fieldmark__742_1422058016" field:type="vnd.oasis.opendocument.field.FORMTEXT"><field:param field:name="Description" field:value=""/><field:param field:name="Name" field:value="Tekst34"/></field:fieldmark-start>     <field:fieldmark-end/></text:p>
          </table:table-cell>
          <table:covered-table-cell/>
          <table:covered-table-cell/>
          <table:table-cell table:style-name="Table1.A4" table:number-columns-spanned="2" office:value-type="string">
            <text:p text:style-name="P30"><field:fieldmark-start text:name="__Fieldmark__743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covered-table-cell/>
          <table:table-cell table:style-name="Table1.A4" table:number-columns-spanned="2" office:value-type="string">
            <text:p text:style-name="P30"><field:fieldmark-start text:name="__Fieldmark__744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 table:number-columns-repeated="2"/>
        <table:table-column table:style-name="Table2.K"/>
        <table:table-column table:style-name="Table2.L"/>
        <table:table-row table:style-name="Table2.1">
          <table:table-cell table:style-name="Table2.A1" table:number-columns-spanned="5" office:value-type="string">
            <text:h text:style-name="P35" text:outline-level="1">NORGES TEKNISK- NATURVITENSKAPELIGE UNIVERSITET</text:h>
          </table:table-cell>
          <table:covered-table-cell/>
          <table:covered-table-cell/>
          <table:covered-table-cell/>
          <table:covered-table-cell/>
          <table:table-cell table:style-name="Table2.A1" table:number-columns-spanned="7" office:value-type="string">
            <text:h text:style-name="P36" text:outline-level="1">P - 6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12" office:value-type="string">
            <text:h text:style-name="P37" text:outline-level="3">REGNING FOR TIME-OVERTIDSARBEID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12" office:value-type="string">
            <text:p text:style-name="P21">( timespesifikasjon på baksiden 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3" office:value-type="string">
            <text:p text:style-name="P27"/>
          </table:table-cell>
          <table:covered-table-cell/>
          <table:covered-table-cell/>
          <table:table-cell table:style-name="Table2.A1" table:number-columns-spanned="3" office:value-type="string">
            <text:p text:style-name="P21">VED SKATTETREKK UNDER 50 %</text:p>
            <text:p text:style-name="P21">MÅ SKATTEKORT VEDLEGGES</text:p>
          </table:table-cell>
          <table:covered-table-cell/>
          <table:covered-table-cell/>
          <table:table-cell table:style-name="Table2.G4" table:number-columns-spanned="4" office:value-type="string">
            <text:p text:style-name="P21">Fødselsdato</text:p>
            <text:p text:style-name="P20"><field:fieldmark-start text:name="__Fieldmark__745_1422058016" field:type="vnd.oasis.opendocument.field.FORMTEXT"><field:param field:name="Description" field:value=""/><field:param field:name="Name" field:value="Tekst17"/></field:fieldmark-start><text:s text:c="6"/><field:fieldmark-end/></text:p>
          </table:table-cell>
          <table:covered-table-cell/>
          <table:covered-table-cell/>
          <table:covered-table-cell/>
          <table:table-cell table:style-name="Table2.K4" table:number-columns-spanned="2" office:value-type="string">
            <text:p text:style-name="P21">Personnr.</text:p>
            <text:p text:style-name="P20"><field:fieldmark-start text:name="__Fieldmark__746_1422058016" field:type="vnd.oasis.opendocument.field.FORMTEXT"><field:param field:name="Description" field:value=""/><field:param field:name="Name" field:value="Tekst18"/></field:fieldmark-start><text:s text:c="5"/><field:fieldmark-end/></text:p>
          </table:table-cell>
          <table:covered-table-cell/>
        </table:table-row>
        <table:table-row table:style-name="Table2.1">
          <table:table-cell table:style-name="Table2.A5" table:number-columns-spanned="4" office:value-type="string">
            <text:p text:style-name="P21">Navn ( etternavn/fornavn)</text:p>
            <text:p text:style-name="P2"><field:fieldmark-start text:name="__Fieldmark__747_1422058016" field:type="vnd.oasis.opendocument.field.FORMTEXT"><field:param field:name="Description" field:value=""/><field:param field:name="Name" field:value="Tekst15"/></field:fieldmark-start><text:s text:c="30"/><field:fieldmark-end/></text:p>
          </table:table-cell>
          <table:covered-table-cell/>
          <table:covered-table-cell/>
          <table:covered-table-cell/>
          <table:table-cell table:style-name="Table2.E5" table:number-columns-spanned="4" office:value-type="string">
            <text:p text:style-name="P21">Skattekommune </text:p>
            <text:p text:style-name="P3"><field:fieldmark-start text:name="__Fieldmark__748_1422058016" field:type="vnd.oasis.opendocument.field.FORMTEXT"><field:param field:name="Description" field:value=""/><field:param field:name="Name" field:value="Tekst14"/></field:fieldmark-start><text:s text:c="4"/><field:fieldmark-end/></text:p>
          </table:table-cell>
          <table:covered-table-cell/>
          <table:covered-table-cell/>
          <table:covered-table-cell/>
          <table:table-cell table:style-name="Table2.I5" table:number-columns-spanned="3" office:value-type="string">
            <text:p text:style-name="P21">Prosentsats</text:p>
            <text:p text:style-name="P3"><field:fieldmark-start text:name="__Fieldmark__749_1422058016" field:type="vnd.oasis.opendocument.field.FORMTEXT"><field:param field:name="Description" field:value=""/><field:param field:name="Name" field:value="Tekst13"/></field:fieldmark-start><text:s text:c="2"/><field:fieldmark-end/></text:p>
          </table:table-cell>
          <table:covered-table-cell/>
          <table:covered-table-cell/>
          <table:table-cell table:style-name="Table2.L5" office:value-type="string">
            <text:p text:style-name="Standard"><text:span text:style-name="T7">Frikort</text:span><field:fieldmark text:name="__Fieldmark__750_1422058016" field:type="vnd.oasis.opendocument.field.FORMCHECKBOX"><field:param field:name="Checkbox_HelpText" field:value=""/><field:param field:name="Checkbox_Name" field:value="Avmerking1"/></field:fieldmark></text:p>
          </table:table-cell>
        </table:table-row>
        <table:table-row table:style-name="Table2.1">
          <table:table-cell table:style-name="Table2.A6" table:number-columns-spanned="4" office:value-type="string">
            <text:p text:style-name="P21">Postadresse( gate, vei )</text:p>
            <text:p text:style-name="P2"><field:fieldmark-start text:name="__Fieldmark__751_1422058016" field:type="vnd.oasis.opendocument.field.FORMTEXT"><field:param field:name="Description" field:value=""/><field:param field:name="Name" field:value="Tekst16"/></field:fieldmark-start><text:s text:c="30"/><field:fieldmark-end/></text:p>
          </table:table-cell>
          <table:covered-table-cell/>
          <table:covered-table-cell/>
          <table:covered-table-cell/>
          <table:table-cell table:style-name="Table2.E6" table:number-columns-spanned="5" office:value-type="string">
            <text:p text:style-name="P21">Skattetabell<text:span text:style-name="T5">*(kun timelønn)</text:span></text:p>
            <text:p text:style-name="P2"><field:fieldmark-start text:name="__Fieldmark__752_1422058016" field:type="vnd.oasis.opendocument.field.FORMTEXT"><field:param field:name="Description" field:value=""/><field:param field:name="Name" field:value="Tekst35"/></field:fieldmark-start><text:s text:c="4"/><field:fieldmark-end/></text:p>
          </table:table-cell>
          <table:covered-table-cell/>
          <table:covered-table-cell/>
          <table:covered-table-cell/>
          <table:covered-table-cell/>
          <table:table-cell table:style-name="Table2.J6" table:number-columns-spanned="3" office:value-type="string">
            <text:p text:style-name="P21">(Ansattnummer)</text:p>
            <text:p text:style-name="P1"><text:s/><field:fieldmark-start text:name="__Fieldmark__753_1422058016" field:type="vnd.oasis.opendocument.field.FORMTEXT"><field:param field:name="Description" field:value=""/><field:param field:name="Name" field:value="Tekst12"/></field:fieldmark-start><text:span text:style-name="T8"><text:s text:c="6"/></text:span><field:fieldmark-end/></text:p>
          </table:table-cell>
          <table:covered-table-cell/>
          <table:covered-table-cell/>
        </table:table-row>
        <table:table-row table:style-name="Table2.1">
          <table:table-cell table:style-name="Table2.A7" office:value-type="string">
            <text:p text:style-name="P21">Postnr.</text:p>
            <text:p text:style-name="P2"><field:fieldmark-start text:name="__Fieldmark__754_1422058016" field:type="vnd.oasis.opendocument.field.FORMTEXT"><field:param field:name="Description" field:value=""/><field:param field:name="Name" field:value="Tekst19"/></field:fieldmark-start><text:s text:c="4"/><field:fieldmark-end/></text:p>
          </table:table-cell>
          <table:table-cell table:style-name="Table2.B7" table:number-columns-spanned="3" office:value-type="string">
            <text:p text:style-name="P21">Poststed</text:p>
            <text:p text:style-name="P2"><field:fieldmark-start text:name="__Fieldmark__755_1422058016" field:type="vnd.oasis.opendocument.field.FORMTEXT"><field:param field:name="Description" field:value=""/><field:param field:name="Name" field:value="Tekst20"/></field:fieldmark-start><text:s text:c="25"/><field:fieldmark-end/></text:p>
          </table:table-cell>
          <table:covered-table-cell/>
          <table:covered-table-cell/>
          <table:table-cell table:style-name="Table2.E7" table:number-columns-spanned="8" office:value-type="string">
            <text:p text:style-name="P21">Bankkonto 11( siffer)</text:p>
            <text:p text:style-name="P2"><field:fieldmark-start text:name="__Fieldmark__756_1422058016" field:type="vnd.oasis.opendocument.field.FORMTEXT"><field:param field:name="Description" field:value=""/><field:param field:name="Name" field:value="Tekst21"/></field:fieldmark-start><text:s text:c="11"/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8" table:number-columns-spanned="3" office:value-type="string">
            <text:p text:style-name="P21">Stillingsbetegnelse</text:p>
            <text:p text:style-name="P1"><field:fieldmark-start text:name="__Fieldmark__757_1422058016" field:type="vnd.oasis.opendocument.field.FORMTEXT"><field:param field:name="Description" field:value=""/><field:param field:name="Name" field:value="Tekst22"/></field:fieldmark-start>Stud.ass. (Reakel)<field:fieldmark-end/></text:p>
          </table:table-cell>
          <table:covered-table-cell/>
          <table:covered-table-cell/>
          <table:table-cell table:style-name="Table2.D8" table:number-columns-spanned="4" office:value-type="string">
            <text:p text:style-name="P21">Tjenestested (Institutt, avdeling)</text:p>
            <text:p text:style-name="P1"><field:fieldmark-start text:name="__Fieldmark__758_1422058016" field:type="vnd.oasis.opendocument.field.FORMTEXT"><field:param field:name="Description" field:value=""/><field:param field:name="Name" field:value="Tekst23"/></field:fieldmark-start>NT, Fak.adm.<field:fieldmark-end/></text:p>
          </table:table-cell>
          <table:covered-table-cell/>
          <table:covered-table-cell/>
          <table:covered-table-cell/>
          <table:table-cell table:style-name="Table2.H8" table:number-columns-spanned="5" office:value-type="string">
            <text:p text:style-name="P21">Inst.nr./Stedskode</text:p>
            <text:p text:style-name="P1"><field:fieldmark-start text:name="__Fieldmark__759_1422058016" field:type="vnd.oasis.opendocument.field.FORMTEXT"><field:param field:name="Description" field:value=""/><field:param field:name="Name" field:value="Tekst24"/></field:fieldmark-start>660140<field:fieldmark-end/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9" table:number-columns-spanned="2" office:value-type="string">
            <text:p text:style-name="P21">Lønn/godtgjørelse for tidsrommer</text:p>
            <text:p text:style-name="P30"><field:fieldmark-start text:name="__Fieldmark__760_1422058016" field:type="vnd.oasis.opendocument.field.FORMTEXT"><field:param field:name="Description" field:value=""/><field:param field:name="Name" field:value="Tekst26"/></field:fieldmark-start>     <field:fieldmark-end/></text:p>
            <text:p text:style-name="P28"/>
            <text:p text:style-name="P28"/>
            <text:p text:style-name="P28"/>
          </table:table-cell>
          <table:covered-table-cell/>
          <table:table-cell table:style-name="Table2.C9" table:number-columns-spanned="10" office:value-type="string">
            <text:p text:style-name="P21">Merknader</text:p>
            <text:p text:style-name="P30"><field:fieldmark-start text:name="__Fieldmark__761_1422058016" field:type="vnd.oasis.opendocument.field.FORMTEXT"><field:param field:name="Description" field:value=""/><field:param field:name="Name" field:value="Tekst25"/></field:fieldmark-start>     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><text:span text:style-name="T5">*</text:span>Hvis skatt etter tabell skal benyttes må dette markeres og regning må gjelde for 1mnd. Gjelder den for under 1 mnd bør %trekk benyttes for å få korrekt skattetrekk</text:p>
      <text:p text:style-name="P22">Innmelding til trygdekontoret skal skje fra første dag, når et arbeidsforhold vil vare ut over 7 dager.</text:p>
      <text:p text:style-name="P25">Et arbeidsforhold begynner når arbeidstakerens rett eller plikt tar til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C"/>
        <table:table-column table:style-name="Table3.H"/>
        <table:table-column table:style-name="Table3.I"/>
        <table:table-column table:style-name="Table3.J"/>
        <table:table-row table:style-name="Table3.1">
          <table:table-cell table:style-name="Table3.A1" table:number-columns-spanned="10" office:value-type="string">
            <text:p text:style-name="P26"/>
            <text:p text:style-name="P25">FYLLES UT VED INSTITUTT/TJENESTESTED</text:p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22">Lønns/trekkart</text:p>
          </table:table-cell>
          <table:table-cell table:style-name="Table3.A2" office:value-type="string">
            <text:p text:style-name="P22">Kode</text:p>
          </table:table-cell>
          <table:table-cell table:style-name="Table3.A2" office:value-type="string">
            <text:p text:style-name="P22">Trinn</text:p>
          </table:table-cell>
          <table:table-cell table:style-name="Table3.A2" office:value-type="string">
            <text:p text:style-name="P22">Antall</text:p>
            <text:p text:style-name="P22">(timer, o.l)</text:p>
          </table:table-cell>
          <table:table-cell table:style-name="Table3.A2" office:value-type="string">
            <text:p text:style-name="P22">Sats</text:p>
            <text:p text:style-name="P22">(time,dag)</text:p>
          </table:table-cell>
          <table:table-cell table:style-name="Table3.A2" office:value-type="string">
            <text:p text:style-name="P22">Beløp</text:p>
          </table:table-cell>
          <table:table-cell table:style-name="Table3.A2" office:value-type="string">
            <text:p text:style-name="P22">Art</text:p>
          </table:table-cell>
          <table:table-cell table:style-name="Table3.A2" office:value-type="string">
            <text:p text:style-name="P22">Sted</text:p>
          </table:table-cell>
          <table:table-cell table:style-name="Table3.A2" office:value-type="string">
            <text:p text:style-name="P22">Prosjekt</text:p>
          </table:table-cell>
          <table:table-cell table:style-name="Table3.A1" office:value-type="string">
            <text:p text:style-name="P22">Analyse</text:p>
          </table:table-cell>
        </table:table-row>
        <table:table-row table:style-name="Table3.2">
          <table:table-cell table:style-name="Table3.A3" office:value-type="string">
            <text:p text:style-name="P14">TIMELØNN <text:line-break/>U/PENSJON</text:p>
          </table:table-cell>
          <table:table-cell table:style-name="Table3.A3" office:value-type="string">
            <text:p text:style-name="P29">1163</text:p>
          </table:table-cell>
          <table:table-cell table:style-name="Table3.A3" office:value-type="string">
            <text:p text:style-name="P4"><field:fieldmark-start text:name="__Fieldmark__762_1422058016" field:type="vnd.oasis.opendocument.field.FORMTEXT"><field:param field:name="Description" field:value=""/><field:param field:name="Name" field:value="Tekst27"/></field:fieldmark-start>  <field:fieldmark-end/></text:p>
          </table:table-cell>
          <table:table-cell table:style-name="Table3.A3" office:value-type="string">
            <text:p text:style-name="P3"><field:fieldmark-start text:name="__Fieldmark__763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A3" office:value-type="string">
            <text:p text:style-name="P3"><field:fieldmark-start text:name="__Fieldmark__764_1422058016" field:type="vnd.oasis.opendocument.field.FORMTEXT"><field:param field:name="Description" field:value=""/><field:param field:name="Name" field:value="Tekst10"/></field:fieldmark-start>     <field:fieldmark-end/></text:p>
          </table:table-cell>
          <table:table-cell table:style-name="Table3.A3" office:value-type="string">
            <text:p text:style-name="P3"><field:fieldmark-start text:name="__Fieldmark__765_1422058016" field:type="vnd.oasis.opendocument.field.FORMTEXT"><field:param field:name="Description" field:value=""/><field:param field:name="Name" field:value="Tekst28"/></field:fieldmark-start>     <field:fieldmark-end/></text:p>
          </table:table-cell>
          <table:table-cell table:style-name="Table3.A3" office:value-type="string">
            <text:p text:style-name="P3"><field:fieldmark-start text:name="__Fieldmark__766_1422058016" field:type="vnd.oasis.opendocument.field.FORMTEXT"><field:param field:name="Description" field:value=""/><field:param field:name="Name" field:value=""/></field:fieldmark-start>5011<field:fieldmark-end/></text:p>
          </table:table-cell>
          <table:table-cell table:style-name="Table3.A3" office:value-type="string">
            <text:p text:style-name="P2"><field:fieldmark-start text:name="__Fieldmark__767_1422058016" field:type="vnd.oasis.opendocument.field.FORMTEXT"><field:param field:name="Description" field:value=""/><field:param field:name="Name" field:value=""/></field:fieldmark-start>6<text:span text:style-name="T8">60105</text:span><field:fieldmark-end/></text:p>
          </table:table-cell>
          <table:table-cell table:style-name="Table3.A3" office:value-type="string">
            <text:p text:style-name="P3"><field:fieldmark-start text:name="__Fieldmark__768_1422058016" field:type="vnd.oasis.opendocument.field.FORMTEXT"><field:param field:name="Description" field:value=""/><field:param field:name="Name" field:value=""/></field:fieldmark-start><text:span text:style-name="T10">70380700</text:span><field:fieldmark-end/></text:p>
          </table:table-cell>
          <table:table-cell table:style-name="Table3.J3" office:value-type="string">
            <text:p text:style-name="P3"><field:fieldmark-start text:name="__Fieldmark__769_1422058016" field:type="vnd.oasis.opendocument.field.FORMTEXT"><field:param field:name="Description" field:value=""/><field:param field:name="Name" field:value=""/></field:fieldmark-start>N11102<field:fieldmark-end/></text:p>
          </table:table-cell>
        </table:table-row>
        <table:table-row table:style-name="Table3.2">
          <table:table-cell table:style-name="Table3.A3" office:value-type="string">
            <text:p text:style-name="P14">TIMELØNN <text:line-break/>M/PENSJON</text:p>
          </table:table-cell>
          <table:table-cell table:style-name="Table3.A3" office:value-type="string">
            <text:p text:style-name="P29">1143</text:p>
          </table:table-cell>
          <table:table-cell table:style-name="Table3.A3" office:value-type="string">
            <text:p text:style-name="P4"><field:fieldmark-start text:name="__Fieldmark__770_1422058016" field:type="vnd.oasis.opendocument.field.FORMTEXT"><field:param field:name="Description" field:value=""/><field:param field:name="Name" field:value="Tekst27"/></field:fieldmark-start>  <field:fieldmark-end/></text:p>
          </table:table-cell>
          <table:table-cell table:style-name="Table3.A3" office:value-type="string">
            <text:p text:style-name="P3"><field:fieldmark-start text:name="__Fieldmark__771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A3" office:value-type="string">
            <text:p text:style-name="P3"><field:fieldmark-start text:name="__Fieldmark__772_1422058016" field:type="vnd.oasis.opendocument.field.FORMTEXT"><field:param field:name="Description" field:value=""/><field:param field:name="Name" field:value="Tekst10"/></field:fieldmark-start>     <field:fieldmark-end/></text:p>
          </table:table-cell>
          <table:table-cell table:style-name="Table3.A3" office:value-type="string">
            <text:p text:style-name="P3"><field:fieldmark-start text:name="__Fieldmark__773_1422058016" field:type="vnd.oasis.opendocument.field.FORMTEXT"><field:param field:name="Description" field:value=""/><field:param field:name="Name" field:value="Tekst28"/></field:fieldmark-start>     <field:fieldmark-end/></text:p>
          </table:table-cell>
          <table:table-cell table:style-name="Table3.A3" office:value-type="string">
            <text:p text:style-name="P3"><field:fieldmark-start text:name="__Fieldmark__774_1422058016" field:type="vnd.oasis.opendocument.field.FORMTEXT"><field:param field:name="Description" field:value=""/><field:param field:name="Name" field:value=""/></field:fieldmark-start>    <field:fieldmark-end/></text:p>
          </table:table-cell>
          <table:table-cell table:style-name="Table3.A3" office:value-type="string">
            <text:p text:style-name="P3"><field:fieldmark-start text:name="__Fieldmark__775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A3" office:value-type="string">
            <text:p text:style-name="P3"><field:fieldmark-start text:name="__Fieldmark__776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J3" office:value-type="string">
            <text:p text:style-name="P3"><field:fieldmark-start text:name="__Fieldmark__777_1422058016" field:type="vnd.oasis.opendocument.field.FORMTEXT"><field:param field:name="Description" field:value=""/><field:param field:name="Name" field:value=""/></field:fieldmark-start>     <field:fieldmark-end/></text:p>
          </table:table-cell>
        </table:table-row>
        <table:table-row table:style-name="Table3.2">
          <table:table-cell table:style-name="Table3.A3" office:value-type="string">
            <text:p text:style-name="P14">KOMPENSASJONS-GODTGJØRELSE</text:p>
          </table:table-cell>
          <table:table-cell table:style-name="Table3.A3" office:value-type="string">
            <text:p text:style-name="P29">3756</text:p>
          </table:table-cell>
          <table:table-cell table:style-name="Table3.A3" office:value-type="string">
            <text:p text:style-name="P4"><field:fieldmark-start text:name="__Fieldmark__778_1422058016" field:type="vnd.oasis.opendocument.field.FORMTEXT"><field:param field:name="Description" field:value=""/><field:param field:name="Name" field:value="Tekst27"/></field:fieldmark-start>  <field:fieldmark-end/></text:p>
          </table:table-cell>
          <table:table-cell table:style-name="Table3.A3" office:value-type="string">
            <text:p text:style-name="P3"><field:fieldmark-start text:name="__Fieldmark__779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A3" office:value-type="string">
            <text:p text:style-name="P3"><field:fieldmark-start text:name="__Fieldmark__780_1422058016" field:type="vnd.oasis.opendocument.field.FORMTEXT"><field:param field:name="Description" field:value=""/><field:param field:name="Name" field:value="Tekst10"/></field:fieldmark-start>     <field:fieldmark-end/></text:p>
          </table:table-cell>
          <table:table-cell table:style-name="Table3.A3" office:value-type="string">
            <text:p text:style-name="P3"><field:fieldmark-start text:name="__Fieldmark__781_1422058016" field:type="vnd.oasis.opendocument.field.FORMTEXT"><field:param field:name="Description" field:value=""/><field:param field:name="Name" field:value="Tekst28"/></field:fieldmark-start>     <field:fieldmark-end/></text:p>
          </table:table-cell>
          <table:table-cell table:style-name="Table3.A3" office:value-type="string">
            <text:p text:style-name="P3"><field:fieldmark-start text:name="__Fieldmark__782_1422058016" field:type="vnd.oasis.opendocument.field.FORMTEXT"><field:param field:name="Description" field:value=""/><field:param field:name="Name" field:value=""/></field:fieldmark-start>    <field:fieldmark-end/></text:p>
          </table:table-cell>
          <table:table-cell table:style-name="Table3.A3" office:value-type="string">
            <text:p text:style-name="P3"><field:fieldmark-start text:name="__Fieldmark__783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A3" office:value-type="string">
            <text:p text:style-name="P3"><field:fieldmark-start text:name="__Fieldmark__784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J3" office:value-type="string">
            <text:p text:style-name="P3"><field:fieldmark-start text:name="__Fieldmark__785_1422058016" field:type="vnd.oasis.opendocument.field.FORMTEXT"><field:param field:name="Description" field:value=""/><field:param field:name="Name" field:value=""/></field:fieldmark-start>     <field:fieldmark-end/></text:p>
          </table:table-cell>
        </table:table-row>
        <table:table-row table:style-name="Table3.2">
          <table:table-cell table:style-name="Table3.A3" office:value-type="string">
            <text:p text:style-name="P14">NATTIDSKOMP.</text:p>
          </table:table-cell>
          <table:table-cell table:style-name="Table3.A3" office:value-type="string">
            <text:p text:style-name="P29">1021</text:p>
          </table:table-cell>
          <table:table-cell table:style-name="Table3.A3" office:value-type="string">
            <text:p text:style-name="P4"><field:fieldmark-start text:name="__Fieldmark__786_1422058016" field:type="vnd.oasis.opendocument.field.FORMTEXT"><field:param field:name="Description" field:value=""/><field:param field:name="Name" field:value="Tekst27"/></field:fieldmark-start>  <field:fieldmark-end/></text:p>
          </table:table-cell>
          <table:table-cell table:style-name="Table3.A3" office:value-type="string">
            <text:p text:style-name="P3"><field:fieldmark-start text:name="__Fieldmark__787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A3" office:value-type="string">
            <text:p text:style-name="P3"><field:fieldmark-start text:name="__Fieldmark__788_1422058016" field:type="vnd.oasis.opendocument.field.FORMTEXT"><field:param field:name="Description" field:value=""/><field:param field:name="Name" field:value="Tekst10"/></field:fieldmark-start>     <field:fieldmark-end/></text:p>
          </table:table-cell>
          <table:table-cell table:style-name="Table3.A3" office:value-type="string">
            <text:p text:style-name="P3"><field:fieldmark-start text:name="__Fieldmark__789_1422058016" field:type="vnd.oasis.opendocument.field.FORMTEXT"><field:param field:name="Description" field:value=""/><field:param field:name="Name" field:value="Tekst28"/></field:fieldmark-start>     <field:fieldmark-end/></text:p>
          </table:table-cell>
          <table:table-cell table:style-name="Table3.A3" office:value-type="string">
            <text:p text:style-name="P3"><field:fieldmark-start text:name="__Fieldmark__790_1422058016" field:type="vnd.oasis.opendocument.field.FORMTEXT"><field:param field:name="Description" field:value=""/><field:param field:name="Name" field:value=""/></field:fieldmark-start>    <field:fieldmark-end/></text:p>
          </table:table-cell>
          <table:table-cell table:style-name="Table3.A3" office:value-type="string">
            <text:p text:style-name="P3"><field:fieldmark-start text:name="__Fieldmark__791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A3" office:value-type="string">
            <text:p text:style-name="P3"><field:fieldmark-start text:name="__Fieldmark__792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J3" office:value-type="string">
            <text:p text:style-name="P3"><field:fieldmark-start text:name="__Fieldmark__793_1422058016" field:type="vnd.oasis.opendocument.field.FORMTEXT"><field:param field:name="Description" field:value=""/><field:param field:name="Name" field:value=""/></field:fieldmark-start>     <field:fieldmark-end/></text:p>
          </table:table-cell>
        </table:table-row>
        <table:table-row table:style-name="Table3.2">
          <table:table-cell table:style-name="Table3.A3" office:value-type="string">
            <text:p text:style-name="P14">LØRDAG-SØNDAGSSTILLEGG</text:p>
          </table:table-cell>
          <table:table-cell table:style-name="Table3.A3" office:value-type="string">
            <text:p text:style-name="P29">1027</text:p>
          </table:table-cell>
          <table:table-cell table:style-name="Table3.A3" office:value-type="string">
            <text:p text:style-name="P4"><field:fieldmark-start text:name="__Fieldmark__794_1422058016" field:type="vnd.oasis.opendocument.field.FORMTEXT"><field:param field:name="Description" field:value=""/><field:param field:name="Name" field:value="Tekst27"/></field:fieldmark-start>  <field:fieldmark-end/></text:p>
          </table:table-cell>
          <table:table-cell table:style-name="Table3.A3" office:value-type="string">
            <text:p text:style-name="P3"><field:fieldmark-start text:name="__Fieldmark__795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A3" office:value-type="string">
            <text:p text:style-name="P3"><field:fieldmark-start text:name="__Fieldmark__796_1422058016" field:type="vnd.oasis.opendocument.field.FORMTEXT"><field:param field:name="Description" field:value=""/><field:param field:name="Name" field:value="Tekst10"/></field:fieldmark-start>     <field:fieldmark-end/></text:p>
          </table:table-cell>
          <table:table-cell table:style-name="Table3.A3" office:value-type="string">
            <text:p text:style-name="P3"><field:fieldmark-start text:name="__Fieldmark__797_1422058016" field:type="vnd.oasis.opendocument.field.FORMTEXT"><field:param field:name="Description" field:value=""/><field:param field:name="Name" field:value="Tekst28"/></field:fieldmark-start>     <field:fieldmark-end/></text:p>
          </table:table-cell>
          <table:table-cell table:style-name="Table3.A3" office:value-type="string">
            <text:p text:style-name="P3"><field:fieldmark-start text:name="__Fieldmark__798_1422058016" field:type="vnd.oasis.opendocument.field.FORMTEXT"><field:param field:name="Description" field:value=""/><field:param field:name="Name" field:value=""/></field:fieldmark-start>    <field:fieldmark-end/></text:p>
          </table:table-cell>
          <table:table-cell table:style-name="Table3.A3" office:value-type="string">
            <text:p text:style-name="P3"><field:fieldmark-start text:name="__Fieldmark__799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A3" office:value-type="string">
            <text:p text:style-name="P3"><field:fieldmark-start text:name="__Fieldmark__800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J3" office:value-type="string">
            <text:p text:style-name="P3"><field:fieldmark-start text:name="__Fieldmark__801_1422058016" field:type="vnd.oasis.opendocument.field.FORMTEXT"><field:param field:name="Description" field:value=""/><field:param field:name="Name" field:value=""/></field:fieldmark-start>     <field:fieldmark-end/></text:p>
          </table:table-cell>
        </table:table-row>
        <table:table-row table:style-name="Table3.2">
          <table:table-cell table:style-name="Table3.A3" office:value-type="string">
            <text:p text:style-name="P14">OVERTID 50 %</text:p>
          </table:table-cell>
          <table:table-cell table:style-name="Table3.A3" office:value-type="string">
            <text:p text:style-name="P29">1015</text:p>
          </table:table-cell>
          <table:table-cell table:style-name="Table3.A3" office:value-type="string">
            <text:p text:style-name="P4"><field:fieldmark-start text:name="__Fieldmark__802_1422058016" field:type="vnd.oasis.opendocument.field.FORMTEXT"><field:param field:name="Description" field:value=""/><field:param field:name="Name" field:value="Tekst27"/></field:fieldmark-start>  <field:fieldmark-end/></text:p>
          </table:table-cell>
          <table:table-cell table:style-name="Table3.A3" office:value-type="string">
            <text:p text:style-name="P3"><field:fieldmark-start text:name="__Fieldmark__803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A3" office:value-type="string">
            <text:p text:style-name="P3"><field:fieldmark-start text:name="__Fieldmark__804_1422058016" field:type="vnd.oasis.opendocument.field.FORMTEXT"><field:param field:name="Description" field:value=""/><field:param field:name="Name" field:value="Tekst10"/></field:fieldmark-start>     <field:fieldmark-end/></text:p>
          </table:table-cell>
          <table:table-cell table:style-name="Table3.A3" office:value-type="string">
            <text:p text:style-name="P3"><field:fieldmark-start text:name="__Fieldmark__805_1422058016" field:type="vnd.oasis.opendocument.field.FORMTEXT"><field:param field:name="Description" field:value=""/><field:param field:name="Name" field:value="Tekst28"/></field:fieldmark-start>     <field:fieldmark-end/></text:p>
          </table:table-cell>
          <table:table-cell table:style-name="Table3.A3" office:value-type="string">
            <text:p text:style-name="P3"><field:fieldmark-start text:name="__Fieldmark__806_1422058016" field:type="vnd.oasis.opendocument.field.FORMTEXT"><field:param field:name="Description" field:value=""/><field:param field:name="Name" field:value=""/></field:fieldmark-start>    <field:fieldmark-end/></text:p>
          </table:table-cell>
          <table:table-cell table:style-name="Table3.A3" office:value-type="string">
            <text:p text:style-name="P3"><field:fieldmark-start text:name="__Fieldmark__807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A3" office:value-type="string">
            <text:p text:style-name="P3"><field:fieldmark-start text:name="__Fieldmark__808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J3" office:value-type="string">
            <text:p text:style-name="P3"><field:fieldmark-start text:name="__Fieldmark__809_1422058016" field:type="vnd.oasis.opendocument.field.FORMTEXT"><field:param field:name="Description" field:value=""/><field:param field:name="Name" field:value=""/></field:fieldmark-start>     <field:fieldmark-end/></text:p>
          </table:table-cell>
        </table:table-row>
        <table:table-row table:style-name="Table3.2">
          <table:table-cell table:style-name="Table3.A3" office:value-type="string">
            <text:p text:style-name="P14">OVERTID 100 %</text:p>
          </table:table-cell>
          <table:table-cell table:style-name="Table3.A3" office:value-type="string">
            <text:p text:style-name="P29">1016</text:p>
          </table:table-cell>
          <table:table-cell table:style-name="Table3.A3" office:value-type="string">
            <text:p text:style-name="P4"><field:fieldmark-start text:name="__Fieldmark__810_1422058016" field:type="vnd.oasis.opendocument.field.FORMTEXT"><field:param field:name="Description" field:value=""/><field:param field:name="Name" field:value="Tekst27"/></field:fieldmark-start>  <field:fieldmark-end/></text:p>
          </table:table-cell>
          <table:table-cell table:style-name="Table3.A3" office:value-type="string">
            <text:p text:style-name="P3"><field:fieldmark-start text:name="__Fieldmark__811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A3" office:value-type="string">
            <text:p text:style-name="P3"><field:fieldmark-start text:name="__Fieldmark__812_1422058016" field:type="vnd.oasis.opendocument.field.FORMTEXT"><field:param field:name="Description" field:value=""/><field:param field:name="Name" field:value="Tekst10"/></field:fieldmark-start>     <field:fieldmark-end/></text:p>
          </table:table-cell>
          <table:table-cell table:style-name="Table3.A3" office:value-type="string">
            <text:p text:style-name="P3"><field:fieldmark-start text:name="__Fieldmark__813_1422058016" field:type="vnd.oasis.opendocument.field.FORMTEXT"><field:param field:name="Description" field:value=""/><field:param field:name="Name" field:value="Tekst28"/></field:fieldmark-start>     <field:fieldmark-end/></text:p>
          </table:table-cell>
          <table:table-cell table:style-name="Table3.A3" office:value-type="string">
            <text:p text:style-name="P3"><field:fieldmark-start text:name="__Fieldmark__814_1422058016" field:type="vnd.oasis.opendocument.field.FORMTEXT"><field:param field:name="Description" field:value=""/><field:param field:name="Name" field:value=""/></field:fieldmark-start>    <field:fieldmark-end/></text:p>
          </table:table-cell>
          <table:table-cell table:style-name="Table3.A3" office:value-type="string">
            <text:p text:style-name="P3"><field:fieldmark-start text:name="__Fieldmark__815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A3" office:value-type="string">
            <text:p text:style-name="P3"><field:fieldmark-start text:name="__Fieldmark__816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J3" office:value-type="string">
            <text:p text:style-name="P3"><field:fieldmark-start text:name="__Fieldmark__817_1422058016" field:type="vnd.oasis.opendocument.field.FORMTEXT"><field:param field:name="Description" field:value=""/><field:param field:name="Name" field:value=""/></field:fieldmark-start>     <field:fieldmark-end/></text:p>
          </table:table-cell>
        </table:table-row>
        <table:table-row table:style-name="Table3.2">
          <table:table-cell table:style-name="Table3.A3" office:value-type="string">
            <text:p text:style-name="P14">OVERTID AVSPAS. 50 %</text:p>
          </table:table-cell>
          <table:table-cell table:style-name="Table3.A3" office:value-type="string">
            <text:p text:style-name="P29">1017</text:p>
          </table:table-cell>
          <table:table-cell table:style-name="Table3.A3" office:value-type="string">
            <text:p text:style-name="P4"><field:fieldmark-start text:name="__Fieldmark__818_1422058016" field:type="vnd.oasis.opendocument.field.FORMTEXT"><field:param field:name="Description" field:value=""/><field:param field:name="Name" field:value="Tekst27"/></field:fieldmark-start>  <field:fieldmark-end/></text:p>
          </table:table-cell>
          <table:table-cell table:style-name="Table3.A3" office:value-type="string">
            <text:p text:style-name="P3"><field:fieldmark-start text:name="__Fieldmark__819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A3" office:value-type="string">
            <text:p text:style-name="P3"><field:fieldmark-start text:name="__Fieldmark__820_1422058016" field:type="vnd.oasis.opendocument.field.FORMTEXT"><field:param field:name="Description" field:value=""/><field:param field:name="Name" field:value="Tekst10"/></field:fieldmark-start>     <field:fieldmark-end/></text:p>
          </table:table-cell>
          <table:table-cell table:style-name="Table3.A3" office:value-type="string">
            <text:p text:style-name="P3"><field:fieldmark-start text:name="__Fieldmark__821_1422058016" field:type="vnd.oasis.opendocument.field.FORMTEXT"><field:param field:name="Description" field:value=""/><field:param field:name="Name" field:value="Tekst28"/></field:fieldmark-start>     <field:fieldmark-end/></text:p>
          </table:table-cell>
          <table:table-cell table:style-name="Table3.A3" office:value-type="string">
            <text:p text:style-name="P3"><field:fieldmark-start text:name="__Fieldmark__822_1422058016" field:type="vnd.oasis.opendocument.field.FORMTEXT"><field:param field:name="Description" field:value=""/><field:param field:name="Name" field:value=""/></field:fieldmark-start>    <field:fieldmark-end/></text:p>
          </table:table-cell>
          <table:table-cell table:style-name="Table3.A3" office:value-type="string">
            <text:p text:style-name="P3"><field:fieldmark-start text:name="__Fieldmark__823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A3" office:value-type="string">
            <text:p text:style-name="P3"><field:fieldmark-start text:name="__Fieldmark__824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J3" office:value-type="string">
            <text:p text:style-name="P3"><field:fieldmark-start text:name="__Fieldmark__825_1422058016" field:type="vnd.oasis.opendocument.field.FORMTEXT"><field:param field:name="Description" field:value=""/><field:param field:name="Name" field:value=""/></field:fieldmark-start>     <field:fieldmark-end/></text:p>
          </table:table-cell>
        </table:table-row>
        <table:table-row table:style-name="Table3.2">
          <table:table-cell table:style-name="Table3.A3" office:value-type="string">
            <text:p text:style-name="P14">OVERTID AVSPAS. 100 %</text:p>
          </table:table-cell>
          <table:table-cell table:style-name="Table3.A3" office:value-type="string">
            <text:p text:style-name="P29">1018</text:p>
          </table:table-cell>
          <table:table-cell table:style-name="Table3.A3" office:value-type="string">
            <text:p text:style-name="P4"><field:fieldmark-start text:name="__Fieldmark__826_1422058016" field:type="vnd.oasis.opendocument.field.FORMTEXT"><field:param field:name="Description" field:value=""/><field:param field:name="Name" field:value="Tekst27"/></field:fieldmark-start>  <field:fieldmark-end/></text:p>
          </table:table-cell>
          <table:table-cell table:style-name="Table3.A3" office:value-type="string">
            <text:p text:style-name="P3"><field:fieldmark-start text:name="__Fieldmark__827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A3" office:value-type="string">
            <text:p text:style-name="P3"><field:fieldmark-start text:name="__Fieldmark__828_1422058016" field:type="vnd.oasis.opendocument.field.FORMTEXT"><field:param field:name="Description" field:value=""/><field:param field:name="Name" field:value="Tekst10"/></field:fieldmark-start>     <field:fieldmark-end/></text:p>
          </table:table-cell>
          <table:table-cell table:style-name="Table3.A3" office:value-type="string">
            <text:p text:style-name="P3"><field:fieldmark-start text:name="__Fieldmark__829_1422058016" field:type="vnd.oasis.opendocument.field.FORMTEXT"><field:param field:name="Description" field:value=""/><field:param field:name="Name" field:value="Tekst28"/></field:fieldmark-start>     <field:fieldmark-end/></text:p>
          </table:table-cell>
          <table:table-cell table:style-name="Table3.A3" office:value-type="string">
            <text:p text:style-name="P3"><field:fieldmark-start text:name="__Fieldmark__830_1422058016" field:type="vnd.oasis.opendocument.field.FORMTEXT"><field:param field:name="Description" field:value=""/><field:param field:name="Name" field:value=""/></field:fieldmark-start>    <field:fieldmark-end/></text:p>
          </table:table-cell>
          <table:table-cell table:style-name="Table3.A3" office:value-type="string">
            <text:p text:style-name="P3"><field:fieldmark-start text:name="__Fieldmark__831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A3" office:value-type="string">
            <text:p text:style-name="P3"><field:fieldmark-start text:name="__Fieldmark__832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J3" office:value-type="string">
            <text:p text:style-name="P3"><field:fieldmark-start text:name="__Fieldmark__833_1422058016" field:type="vnd.oasis.opendocument.field.FORMTEXT"><field:param field:name="Description" field:value=""/><field:param field:name="Name" field:value=""/></field:fieldmark-start>     <field:fieldmark-end/></text:p>
          </table:table-cell>
        </table:table-row>
        <table:table-row table:style-name="Table3.2">
          <table:table-cell table:style-name="Table3.A3" office:value-type="string">
            <text:p text:style-name="P14">UTVALGSGODTGJ.</text:p>
          </table:table-cell>
          <table:table-cell table:style-name="Table3.A3" office:value-type="string">
            <text:p text:style-name="P29">2051</text:p>
          </table:table-cell>
          <table:table-cell table:style-name="Table3.A3" office:value-type="string">
            <text:p text:style-name="P4"><field:fieldmark-start text:name="__Fieldmark__834_1422058016" field:type="vnd.oasis.opendocument.field.FORMTEXT"><field:param field:name="Description" field:value=""/><field:param field:name="Name" field:value="Tekst27"/></field:fieldmark-start>  <field:fieldmark-end/></text:p>
          </table:table-cell>
          <table:table-cell table:style-name="Table3.A3" office:value-type="string">
            <text:p text:style-name="P3"><field:fieldmark-start text:name="__Fieldmark__835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A3" office:value-type="string">
            <text:p text:style-name="P3"><field:fieldmark-start text:name="__Fieldmark__836_1422058016" field:type="vnd.oasis.opendocument.field.FORMTEXT"><field:param field:name="Description" field:value=""/><field:param field:name="Name" field:value="Tekst10"/></field:fieldmark-start>     <field:fieldmark-end/></text:p>
          </table:table-cell>
          <table:table-cell table:style-name="Table3.A3" office:value-type="string">
            <text:p text:style-name="P3"><field:fieldmark-start text:name="__Fieldmark__837_1422058016" field:type="vnd.oasis.opendocument.field.FORMTEXT"><field:param field:name="Description" field:value=""/><field:param field:name="Name" field:value="Tekst28"/></field:fieldmark-start>     <field:fieldmark-end/></text:p>
          </table:table-cell>
          <table:table-cell table:style-name="Table3.A3" office:value-type="string">
            <text:p text:style-name="P3"><field:fieldmark-start text:name="__Fieldmark__838_1422058016" field:type="vnd.oasis.opendocument.field.FORMTEXT"><field:param field:name="Description" field:value=""/><field:param field:name="Name" field:value=""/></field:fieldmark-start>    <field:fieldmark-end/></text:p>
          </table:table-cell>
          <table:table-cell table:style-name="Table3.A3" office:value-type="string">
            <text:p text:style-name="P3"><field:fieldmark-start text:name="__Fieldmark__839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A3" office:value-type="string">
            <text:p text:style-name="P3"><field:fieldmark-start text:name="__Fieldmark__840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J3" office:value-type="string">
            <text:p text:style-name="P3"><field:fieldmark-start text:name="__Fieldmark__841_1422058016" field:type="vnd.oasis.opendocument.field.FORMTEXT"><field:param field:name="Description" field:value=""/><field:param field:name="Name" field:value=""/></field:fieldmark-start>     <field:fieldmark-end/></text:p>
          </table:table-cell>
        </table:table-row>
        <table:table-row table:style-name="Table3.2">
          <table:table-cell table:style-name="Table3.A3" office:value-type="string">
            <text:p text:style-name="P14">FELTØVINGER</text:p>
          </table:table-cell>
          <table:table-cell table:style-name="Table3.A3" office:value-type="string">
            <text:p text:style-name="P29">6090</text:p>
          </table:table-cell>
          <table:table-cell table:style-name="Table3.A3" office:value-type="string">
            <text:p text:style-name="P4"><field:fieldmark-start text:name="__Fieldmark__842_1422058016" field:type="vnd.oasis.opendocument.field.FORMTEXT"><field:param field:name="Description" field:value=""/><field:param field:name="Name" field:value="Tekst27"/></field:fieldmark-start>  <field:fieldmark-end/></text:p>
          </table:table-cell>
          <table:table-cell table:style-name="Table3.A3" office:value-type="string">
            <text:p text:style-name="P3"><field:fieldmark-start text:name="__Fieldmark__843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A3" office:value-type="string">
            <text:p text:style-name="P3"><field:fieldmark-start text:name="__Fieldmark__844_1422058016" field:type="vnd.oasis.opendocument.field.FORMTEXT"><field:param field:name="Description" field:value=""/><field:param field:name="Name" field:value="Tekst10"/></field:fieldmark-start>     <field:fieldmark-end/></text:p>
          </table:table-cell>
          <table:table-cell table:style-name="Table3.A3" office:value-type="string">
            <text:p text:style-name="P3"><field:fieldmark-start text:name="__Fieldmark__845_1422058016" field:type="vnd.oasis.opendocument.field.FORMTEXT"><field:param field:name="Description" field:value=""/><field:param field:name="Name" field:value="Tekst28"/></field:fieldmark-start>     <field:fieldmark-end/></text:p>
          </table:table-cell>
          <table:table-cell table:style-name="Table3.A3" office:value-type="string">
            <text:p text:style-name="P3"><field:fieldmark-start text:name="__Fieldmark__846_1422058016" field:type="vnd.oasis.opendocument.field.FORMTEXT"><field:param field:name="Description" field:value=""/><field:param field:name="Name" field:value=""/></field:fieldmark-start>    <field:fieldmark-end/></text:p>
          </table:table-cell>
          <table:table-cell table:style-name="Table3.A3" office:value-type="string">
            <text:p text:style-name="P3"><field:fieldmark-start text:name="__Fieldmark__847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A3" office:value-type="string">
            <text:p text:style-name="P3"><field:fieldmark-start text:name="__Fieldmark__848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J3" office:value-type="string">
            <text:p text:style-name="P3"><field:fieldmark-start text:name="__Fieldmark__849_1422058016" field:type="vnd.oasis.opendocument.field.FORMTEXT"><field:param field:name="Description" field:value=""/><field:param field:name="Name" field:value=""/></field:fieldmark-start>     <field:fieldmark-end/></text:p>
          </table:table-cell>
        </table:table-row>
        <table:table-row table:style-name="Table3.2">
          <table:table-cell table:style-name="Table3.A3" office:value-type="string">
            <text:p text:style-name="P14">STEDFORTREDER-GODTGJØRELSE</text:p>
          </table:table-cell>
          <table:table-cell table:style-name="Table3.A3" office:value-type="string">
            <text:p text:style-name="P29">1026</text:p>
          </table:table-cell>
          <table:table-cell table:style-name="Table3.A3" office:value-type="string">
            <text:p text:style-name="P4"><field:fieldmark-start text:name="__Fieldmark__850_1422058016" field:type="vnd.oasis.opendocument.field.FORMTEXT"><field:param field:name="Description" field:value=""/><field:param field:name="Name" field:value="Tekst27"/></field:fieldmark-start>  <field:fieldmark-end/></text:p>
          </table:table-cell>
          <table:table-cell table:style-name="Table3.A3" office:value-type="string">
            <text:p text:style-name="P3"><field:fieldmark-start text:name="__Fieldmark__851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A3" office:value-type="string">
            <text:p text:style-name="P3"><field:fieldmark-start text:name="__Fieldmark__852_1422058016" field:type="vnd.oasis.opendocument.field.FORMTEXT"><field:param field:name="Description" field:value=""/><field:param field:name="Name" field:value="Tekst10"/></field:fieldmark-start>     <field:fieldmark-end/></text:p>
          </table:table-cell>
          <table:table-cell table:style-name="Table3.A3" office:value-type="string">
            <text:p text:style-name="P3"><field:fieldmark-start text:name="__Fieldmark__853_1422058016" field:type="vnd.oasis.opendocument.field.FORMTEXT"><field:param field:name="Description" field:value=""/><field:param field:name="Name" field:value="Tekst28"/></field:fieldmark-start>     <field:fieldmark-end/></text:p>
          </table:table-cell>
          <table:table-cell table:style-name="Table3.A3" office:value-type="string">
            <text:p text:style-name="P3"><field:fieldmark-start text:name="__Fieldmark__854_1422058016" field:type="vnd.oasis.opendocument.field.FORMTEXT"><field:param field:name="Description" field:value=""/><field:param field:name="Name" field:value=""/></field:fieldmark-start>    <field:fieldmark-end/></text:p>
          </table:table-cell>
          <table:table-cell table:style-name="Table3.A3" office:value-type="string">
            <text:p text:style-name="P3"><field:fieldmark-start text:name="__Fieldmark__855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A3" office:value-type="string">
            <text:p text:style-name="P3"><field:fieldmark-start text:name="__Fieldmark__856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J3" office:value-type="string">
            <text:p text:style-name="P3"><field:fieldmark-start text:name="__Fieldmark__857_1422058016" field:type="vnd.oasis.opendocument.field.FORMTEXT"><field:param field:name="Description" field:value=""/><field:param field:name="Name" field:value=""/></field:fieldmark-start>     <field:fieldmark-end/></text:p>
          </table:table-cell>
        </table:table-row>
        <table:table-row table:style-name="Table3.2">
          <table:table-cell table:style-name="Table3.A3" office:value-type="string">
            <text:p text:style-name="P14">TREKK LØNNSFORSKUDD</text:p>
          </table:table-cell>
          <table:table-cell table:style-name="Table3.A3" office:value-type="string">
            <text:p text:style-name="P29">8004</text:p>
          </table:table-cell>
          <table:table-cell table:style-name="Table3.A3" office:value-type="string">
            <text:p text:style-name="P4"><field:fieldmark-start text:name="__Fieldmark__858_1422058016" field:type="vnd.oasis.opendocument.field.FORMTEXT"><field:param field:name="Description" field:value=""/><field:param field:name="Name" field:value="Tekst27"/></field:fieldmark-start>  <field:fieldmark-end/></text:p>
          </table:table-cell>
          <table:table-cell table:style-name="Table3.A3" office:value-type="string">
            <text:p text:style-name="P3"><field:fieldmark-start text:name="__Fieldmark__859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A3" office:value-type="string">
            <text:p text:style-name="P3"><field:fieldmark-start text:name="__Fieldmark__860_1422058016" field:type="vnd.oasis.opendocument.field.FORMTEXT"><field:param field:name="Description" field:value=""/><field:param field:name="Name" field:value="Tekst10"/></field:fieldmark-start>     <field:fieldmark-end/></text:p>
          </table:table-cell>
          <table:table-cell table:style-name="Table3.A3" office:value-type="string">
            <text:p text:style-name="P3"><field:fieldmark-start text:name="__Fieldmark__861_1422058016" field:type="vnd.oasis.opendocument.field.FORMTEXT"><field:param field:name="Description" field:value=""/><field:param field:name="Name" field:value="Tekst28"/></field:fieldmark-start>     <field:fieldmark-end/></text:p>
          </table:table-cell>
          <table:table-cell table:style-name="Table3.A3" office:value-type="string">
            <text:p text:style-name="P3"><field:fieldmark-start text:name="__Fieldmark__862_1422058016" field:type="vnd.oasis.opendocument.field.FORMTEXT"><field:param field:name="Description" field:value=""/><field:param field:name="Name" field:value=""/></field:fieldmark-start>    <field:fieldmark-end/></text:p>
          </table:table-cell>
          <table:table-cell table:style-name="Table3.A3" office:value-type="string">
            <text:p text:style-name="P3"><field:fieldmark-start text:name="__Fieldmark__863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A3" office:value-type="string">
            <text:p text:style-name="P3"><field:fieldmark-start text:name="__Fieldmark__864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J3" office:value-type="string">
            <text:p text:style-name="P3"><field:fieldmark-start text:name="__Fieldmark__865_1422058016" field:type="vnd.oasis.opendocument.field.FORMTEXT"><field:param field:name="Description" field:value=""/><field:param field:name="Name" field:value=""/></field:fieldmark-start>     <field:fieldmark-end/></text:p>
          </table:table-cell>
        </table:table-row>
        <table:table-row table:style-name="Table3.2">
          <table:table-cell table:style-name="Table3.A16" office:value-type="string">
            <text:p text:style-name="P24"><field:fieldmark-start text:name="__Fieldmark__866_1422058016" field:type="vnd.oasis.opendocument.field.FORMTEXT"><field:param field:name="Description" field:value=""/><field:param field:name="Name" field:value="Tekst5"/></field:fieldmark-start>     <field:fieldmark-end/></text:p>
          </table:table-cell>
          <table:table-cell table:style-name="Table3.A16" office:value-type="string">
            <text:p text:style-name="P31"><field:fieldmark-start text:name="__Fieldmark__867_1422058016" field:type="vnd.oasis.opendocument.field.FORMTEXT"><field:param field:name="Description" field:value=""/><field:param field:name="Name" field:value="Tekst8"/></field:fieldmark-start>    <field:fieldmark-end/></text:p>
          </table:table-cell>
          <table:table-cell table:style-name="Table3.A16" office:value-type="string">
            <text:p text:style-name="P4"><field:fieldmark-start text:name="__Fieldmark__868_1422058016" field:type="vnd.oasis.opendocument.field.FORMTEXT"><field:param field:name="Description" field:value=""/><field:param field:name="Name" field:value="Tekst27"/></field:fieldmark-start>  <field:fieldmark-end/></text:p>
          </table:table-cell>
          <table:table-cell table:style-name="Table3.A16" office:value-type="string">
            <text:p text:style-name="P3"><field:fieldmark-start text:name="__Fieldmark__869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A16" office:value-type="string">
            <text:p text:style-name="P3"><field:fieldmark-start text:name="__Fieldmark__870_1422058016" field:type="vnd.oasis.opendocument.field.FORMTEXT"><field:param field:name="Description" field:value=""/><field:param field:name="Name" field:value="Tekst10"/></field:fieldmark-start>     <field:fieldmark-end/></text:p>
          </table:table-cell>
          <table:table-cell table:style-name="Table3.A16" office:value-type="string">
            <text:p text:style-name="P3"><field:fieldmark-start text:name="__Fieldmark__871_1422058016" field:type="vnd.oasis.opendocument.field.FORMTEXT"><field:param field:name="Description" field:value=""/><field:param field:name="Name" field:value="Tekst28"/></field:fieldmark-start>     <field:fieldmark-end/></text:p>
          </table:table-cell>
          <table:table-cell table:style-name="Table3.A16" office:value-type="string">
            <text:p text:style-name="P3"><field:fieldmark-start text:name="__Fieldmark__872_1422058016" field:type="vnd.oasis.opendocument.field.FORMTEXT"><field:param field:name="Description" field:value=""/><field:param field:name="Name" field:value=""/></field:fieldmark-start>    <field:fieldmark-end/></text:p>
          </table:table-cell>
          <table:table-cell table:style-name="Table3.A16" office:value-type="string">
            <text:p text:style-name="P3"><field:fieldmark-start text:name="__Fieldmark__873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A16" office:value-type="string">
            <text:p text:style-name="P3"><field:fieldmark-start text:name="__Fieldmark__874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J16" office:value-type="string">
            <text:p text:style-name="P3"><field:fieldmark-start text:name="__Fieldmark__875_1422058016" field:type="vnd.oasis.opendocument.field.FORMTEXT"><field:param field:name="Description" field:value=""/><field:param field:name="Name" field:value=""/></field:fieldmark-start>     <field:fieldmark-end/></text:p>
          </table:table-cell>
        </table:table-row>
        <table:table-row table:style-name="Table3.2">
          <table:table-cell table:style-name="Table3.A3" office:value-type="string">
            <text:p text:style-name="P24"><field:fieldmark-start text:name="__Fieldmark__876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A3" office:value-type="string">
            <text:p text:style-name="P31"><field:fieldmark-start text:name="__Fieldmark__877_1422058016" field:type="vnd.oasis.opendocument.field.FORMTEXT"><field:param field:name="Description" field:value=""/><field:param field:name="Name" field:value="Tekst8"/></field:fieldmark-start>    <field:fieldmark-end/></text:p>
          </table:table-cell>
          <table:table-cell table:style-name="Table3.A3" office:value-type="string">
            <text:p text:style-name="P4"><field:fieldmark-start text:name="__Fieldmark__878_1422058016" field:type="vnd.oasis.opendocument.field.FORMTEXT"><field:param field:name="Description" field:value=""/><field:param field:name="Name" field:value="Tekst27"/></field:fieldmark-start>  <field:fieldmark-end/></text:p>
          </table:table-cell>
          <table:table-cell table:style-name="Table3.A3" office:value-type="string">
            <text:p text:style-name="P3"><field:fieldmark-start text:name="__Fieldmark__879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A3" office:value-type="string">
            <text:p text:style-name="P3"><field:fieldmark-start text:name="__Fieldmark__880_1422058016" field:type="vnd.oasis.opendocument.field.FORMTEXT"><field:param field:name="Description" field:value=""/><field:param field:name="Name" field:value="Tekst10"/></field:fieldmark-start>     <field:fieldmark-end/></text:p>
          </table:table-cell>
          <table:table-cell table:style-name="Table3.A3" office:value-type="string">
            <text:p text:style-name="P3"><field:fieldmark-start text:name="__Fieldmark__881_1422058016" field:type="vnd.oasis.opendocument.field.FORMTEXT"><field:param field:name="Description" field:value=""/><field:param field:name="Name" field:value="Tekst28"/></field:fieldmark-start>     <field:fieldmark-end/></text:p>
          </table:table-cell>
          <table:table-cell table:style-name="Table3.A3" office:value-type="string">
            <text:p text:style-name="P3"><field:fieldmark-start text:name="__Fieldmark__882_1422058016" field:type="vnd.oasis.opendocument.field.FORMTEXT"><field:param field:name="Description" field:value=""/><field:param field:name="Name" field:value=""/></field:fieldmark-start>    <field:fieldmark-end/></text:p>
          </table:table-cell>
          <table:table-cell table:style-name="Table3.A3" office:value-type="string">
            <text:p text:style-name="P3"><field:fieldmark-start text:name="__Fieldmark__883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A3" office:value-type="string">
            <text:p text:style-name="P3"><field:fieldmark-start text:name="__Fieldmark__884_1422058016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J3" office:value-type="string">
            <text:p text:style-name="P3"><field:fieldmark-start text:name="__Fieldmark__885_1422058016" field:type="vnd.oasis.opendocument.field.FORMTEXT"><field:param field:name="Description" field:value=""/><field:param field:name="Name" field:value=""/></field:fieldmark-start>     <field:fieldmark-end/></text:p>
          </table:table-cell>
        </table:table-row>
        <table:table-row table:style-name="Table3.1">
          <table:table-cell table:style-name="Table3.A18" table:number-columns-spanned="5" office:value-type="string">
            <text:p text:style-name="P21"><text:s text:c="2"/>Kontroll:</text:p>
            <text:p text:style-name="P21"/>
            <text:p text:style-name="P21"><text:s text:c="2"/>Dato:</text:p>
            <text:p text:style-name="P21"/>
            <text:p text:style-name="P21">………………………………………………………………………….……</text:p>
            <text:p text:style-name="P22">Underskrift</text:p>
          </table:table-cell>
          <table:covered-table-cell/>
          <table:covered-table-cell/>
          <table:covered-table-cell/>
          <table:covered-table-cell/>
          <table:table-cell table:style-name="Table3.F18" table:number-columns-spanned="5" office:value-type="string">
            <text:p text:style-name="P23"/>
            <text:p text:style-name="P21"><text:s text:c="2"/>Dato:</text:p>
            <text:p text:style-name="P21"/>
            <text:p text:style-name="P21"/>
            <text:p text:style-name="P21">…………………………………………………………….………………………</text:p>
            <text:p text:style-name="P22">Regningsutsteders underskrift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8" table:number-columns-spanned="5" office:value-type="string">
            <text:p text:style-name="P21">Attestasjon: Arbeidet er utført og regningen riktig utfylt</text:p>
            <text:p text:style-name="P21"/>
            <text:p text:style-name="P21"><text:s text:c="2"/>Dato:</text:p>
            <text:p text:style-name="P21"/>
            <text:p text:style-name="P21">…………………………………………………………………….…………</text:p>
            <text:p text:style-name="P22">Underskrift</text:p>
          </table:table-cell>
          <table:covered-table-cell/>
          <table:covered-table-cell/>
          <table:covered-table-cell/>
          <table:covered-table-cell/>
          <table:table-cell table:style-name="Table3.F19" table:number-columns-spanned="5" office:value-type="string">
            <text:p text:style-name="P23"/>
            <text:p text:style-name="P21"/>
            <text:p text:style-name="P21">Kr……………………………………………………………………..….mottatt</text:p>
            <text:p text:style-name="P21">Dato:</text:p>
            <text:p text:style-name="P21"/>
            <text:p text:style-name="P22">…………………………………………………………………………………</text:p>
            <text:p text:style-name="P22">Kvittering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8" table:number-columns-spanned="5" office:value-type="string">
            <text:p text:style-name="P21">Anvisning: ( anvisende myndighet )</text:p>
            <text:p text:style-name="P21"/>
            <text:p text:style-name="P21"><text:s text:c="2"/>Dato:</text:p>
            <text:p text:style-name="P21"/>
            <text:p text:style-name="P21">…………………………………………………………………….…………</text:p>
            <text:p text:style-name="P22">Underskrift</text:p>
          </table:table-cell>
          <table:covered-table-cell/>
          <table:covered-table-cell/>
          <table:covered-table-cell/>
          <table:covered-table-cell/>
          <table:table-cell table:style-name="Table3.F20" table:number-columns-spanned="5" office:value-type="string">
            <text:p text:style-name="P21">FOR LØNNSSEKSJONEN</text:p>
            <text:p text:style-name="P21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nb" fo:country="NO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style:font-name="Arial" fo:font-size="16pt" fo:font-weight="bold" style:font-size-asian="16pt" style:font-weight-asian="bold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2pt" style:font-size-asian="12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/>
    </style:style>
    <style:page-layout style:name="Mpm1">
      <style:page-layout-properties fo:page-width="8.2681in" fo:page-height="11.6929in" style:num-format="1" style:print-orientation="portrait" fo:margin-top="0.3937in" fo:margin-bottom="0.4917in" fo:margin-left="0.3937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92in" fo:margin-top="0.0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5909in" fo:margin-left="0.3937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footer>
        <text:p text:style-name="MP1">Ver.1.0 SLP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ønns/trekkart</dc:title>
    <meta:initial-creator>Administrator</meta:initial-creator>
    <meta:creation-date>2012-02-17T13:10:00</meta:creation-date>
    <dc:creator>Silje Hansen</dc:creator>
    <dc:date>2015-03-26T14:43:28</dc:date>
    <meta:print-date>2001-06-21T13:22:00</meta:print-date>
    <meta:editing-cycles>12</meta:editing-cycles>
    <meta:editing-duration>PT19M</meta:editing-duration>
    <meta:generator>LibreOffice/3.5$Linux_X86_64 LibreOffice_project/350m1$Build-2</meta:generator>
    <meta:document-statistic meta:table-count="3" meta:image-count="0" meta:object-count="0" meta:page-count="2" meta:paragraph-count="572" meta:word-count="1318" meta:character-count="5997" meta:non-whitespace-character-count="3594"/>
    <meta:user-defined meta:name="Info 1"/>
    <meta:user-defined meta:name="Info 2"/>
    <meta:user-defined meta:name="Info 3"/>
    <meta:user-defined meta:name="Info 4"/>
  </office:meta>
</office:document-meta>
</file>